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'Liberation Mono', Courier, monospace"/>
    <style:font-face style:name="Consolas1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5f5f5" draw:opacity="100%"/>
      <style:paragraph-properties fo:margin-top="0cm" fo:margin-bottom="0.265cm" loext:contextual-spacing="false" fo:line-height="142%" fo:text-align="start" style:justify-single-word="false" fo:orphans="2" fo:widows="2" fo:background-color="#f5f5f5" fo:padding="0.238cm" fo:border="0.06pt solid #cccccc"/>
    </style:style>
    <style:style style:name="P2" style:family="paragraph" style:parent-style-name="Preformatted_20_Text">
      <loext:graphic-properties draw:fill="solid" draw:fill-color="#f5f5f5" draw:opacity="100%"/>
      <style:paragraph-properties fo:margin-top="0cm" fo:margin-bottom="0.265cm" loext:contextual-spacing="false" fo:line-height="142%" fo:text-align="start" style:justify-single-word="false" fo:orphans="2" fo:widows="2" fo:background-color="#f5f5f5" fo:padding="0.238cm" fo:border="0.06pt solid #cccccc"/>
      <style:text-properties officeooo:paragraph-rsid="000f75bd"/>
    </style:style>
    <style:style style:name="P3" style:family="paragraph" style:parent-style-name="Standard">
      <style:text-properties fo:font-size="14pt" style:text-underline-style="none" fo:font-weight="normal" officeooo:rsid="000d4e4f" officeooo:paragraph-rsid="000d4e4f" style:font-size-asian="14pt" style:font-weight-asian="normal" style:font-size-complex="14pt" style:font-weight-complex="normal"/>
    </style:style>
    <style:style style:name="P4" style:family="paragraph" style:parent-style-name="Standard">
      <style:text-properties officeooo:paragraph-rsid="000ccf40"/>
    </style:style>
    <style:style style:name="P5" style:family="paragraph" style:parent-style-name="Standard">
      <style:text-properties officeooo:paragraph-rsid="000d4e4f"/>
    </style:style>
    <style:style style:name="P6" style:family="paragraph" style:parent-style-name="Standard">
      <style:text-properties officeooo:paragraph-rsid="000e06d1"/>
    </style:style>
    <style:style style:name="P7" style:family="paragraph" style:parent-style-name="Standard">
      <style:text-properties officeooo:paragraph-rsid="000f75bd"/>
    </style:style>
    <style:style style:name="P8" style:family="paragraph" style:parent-style-name="Standard">
      <style:text-properties officeooo:paragraph-rsid="00130ade"/>
    </style:style>
    <style:style style:name="P9" style:family="paragraph" style:parent-style-name="Standard">
      <style:text-properties officeooo:paragraph-rsid="00143663"/>
    </style:style>
    <style:style style:name="P10" style:family="paragraph" style:parent-style-name="Standard">
      <style:text-properties officeooo:paragraph-rsid="00169a0d"/>
    </style:style>
    <style:style style:name="P11" style:family="paragraph" style:parent-style-name="Standard">
      <style:text-properties officeooo:paragraph-rsid="001755d3"/>
    </style:style>
    <style:style style:name="P12" style:family="paragraph" style:parent-style-name="Standard">
      <style:text-properties fo:font-variant="normal" fo:text-transform="none" fo:color="#2d3748" style:font-name="Liberation Serif" fo:font-size="12pt" fo:letter-spacing="normal" fo:font-style="normal" fo:font-weight="normal" officeooo:paragraph-rsid="000d4e4f" style:font-size-asian="12pt" style:font-size-complex="12pt"/>
    </style:style>
    <style:style style:name="P13" style:family="paragraph" style:parent-style-name="Standard">
      <style:text-properties fo:font-variant="normal" fo:text-transform="none" fo:color="#2d3748" style:font-name="Liberation Serif" fo:font-size="12pt" fo:letter-spacing="normal" fo:font-style="normal" style:text-underline-style="none" fo:font-weight="normal" officeooo:rsid="000d4e4f" officeooo:paragraph-rsid="000d4e4f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27ff4c" officeooo:paragraph-rsid="0027ff4c"/>
    </style:style>
    <style:style style:name="P15" style:family="paragraph" style:parent-style-name="Standard">
      <style:text-properties style:font-name="Liberation Serif" fo:font-size="12pt" style:text-underline-style="none" fo:font-weight="normal" officeooo:rsid="000c3f19" officeooo:paragraph-rsid="000f75bd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style:text-underline-style="none" fo:font-weight="normal" officeooo:rsid="000e06d1" officeooo:paragraph-rsid="000e06d1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style:text-underline-style="none" fo:font-weight="normal" officeooo:rsid="000d4e4f" officeooo:paragraph-rsid="001049aa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style:text-underline-style="none" fo:font-weight="normal" officeooo:rsid="000d4e4f" officeooo:paragraph-rsid="000d4e4f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style:text-underline-style="none" fo:font-weight="normal" officeooo:rsid="000d4e4f" officeooo:paragraph-rsid="00143663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style:text-underline-style="none" fo:font-weight="normal" officeooo:rsid="00169a0d" officeooo:paragraph-rsid="00169a0d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style:text-underline-style="none" fo:font-weight="normal" officeooo:rsid="001755d3" officeooo:paragraph-rsid="001755d3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style:text-underline-style="none" fo:font-weight="normal" officeooo:rsid="00274f0f" officeooo:paragraph-rsid="00274f0f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style:text-underline-style="none" fo:font-weight="normal" officeooo:rsid="0027ff4c" officeooo:paragraph-rsid="0027ff4c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style:text-underline-style="none" fo:font-weight="normal" officeooo:rsid="001049aa" officeooo:paragraph-rsid="001049aa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style:text-underline-style="none" fo:font-weight="bold" officeooo:rsid="000ccf40" officeooo:paragraph-rsid="000ccf40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Liberation Serif" fo:font-size="12pt" style:text-underline-style="none" fo:font-weight="bold" officeooo:rsid="00169a0d" officeooo:paragraph-rsid="00169a0d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Liberation Serif" fo:font-size="12pt" style:text-underline-style="none" fo:font-weight="bold" officeooo:rsid="000d4e4f" officeooo:paragraph-rsid="001049aa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0c3f19" officeooo:paragraph-rsid="000c3f19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0c3f19" officeooo:paragraph-rsid="000f75bd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0e06d1" officeooo:paragraph-rsid="000e06d1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0d4e4f" officeooo:paragraph-rsid="001049aa" style:font-size-asian="12pt" style:font-weight-asian="bold" style:font-size-complex="12pt" style:font-weight-complex="bold"/>
    </style:style>
    <style:style style:name="P32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0d4e4f" officeooo:paragraph-rsid="000d4e4f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27ff4c" officeooo:paragraph-rsid="0027ff4c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erif" fo:font-size="12pt" officeooo:paragraph-rsid="000ccf40" style:font-size-asian="12pt" style:font-size-complex="12pt"/>
    </style:style>
    <style:style style:name="P35" style:family="paragraph" style:parent-style-name="Standard">
      <style:text-properties style:font-name="Liberation Serif" fo:font-size="12pt" fo:font-weight="normal" officeooo:paragraph-rsid="00169a0d" style:font-size-asian="12pt" style:font-size-complex="12pt"/>
    </style:style>
    <style:style style:name="P36" style:family="paragraph" style:parent-style-name="Standard">
      <style:text-properties style:font-name="Liberation Serif" fo:font-size="12pt" fo:font-weight="normal" officeooo:paragraph-rsid="000d4e4f" style:font-size-asian="12pt" style:font-size-complex="12pt"/>
    </style:style>
    <style:style style:name="P37" style:family="paragraph" style:parent-style-name="Standard">
      <style:text-properties style:font-name="Liberation Serif" fo:font-size="12pt" fo:font-weight="normal" officeooo:paragraph-rsid="0027ff4c"/>
    </style:style>
    <style:style style:name="P38" style:family="paragraph" style:parent-style-name="Standard">
      <style:text-properties style:font-name="Liberation Serif" fo:font-size="10pt" style:text-underline-style="none" fo:font-weight="normal" officeooo:rsid="000c3f19" officeooo:paragraph-rsid="000c3f19" style:font-size-asian="10pt" style:font-weight-asian="normal" style:font-size-complex="10pt" style:font-weight-complex="normal"/>
    </style:style>
    <style:style style:name="P39" style:family="paragraph" style:parent-style-name="Standard">
      <style:text-properties fo:color="#ce181e" style:font-name="Liberation Serif" fo:font-size="12pt" style:text-underline-style="none" fo:font-weight="bold" officeooo:rsid="00169a0d" officeooo:paragraph-rsid="00169a0d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00a65d" style:font-name="Liberation Serif" fo:font-size="20pt" style:text-underline-style="solid" style:text-underline-width="auto" style:text-underline-color="font-color" fo:font-weight="bold" officeooo:rsid="000c3f19" officeooo:paragraph-rsid="000c3f19" style:font-size-asian="20pt" style:font-weight-asian="bold" style:font-size-complex="20pt" style:font-weight-complex="bold"/>
    </style:style>
    <style:style style:name="P41" style:family="paragraph" style:parent-style-name="Standard">
      <style:text-properties officeooo:paragraph-rsid="00266e71"/>
    </style:style>
    <style:style style:name="P42" style:family="paragraph" style:parent-style-name="Standard">
      <style:text-properties fo:color="#ed1c24" style:font-name="Liberation Serif" fo:font-size="12pt" style:text-underline-style="none" fo:font-weight="bold" officeooo:rsid="00274f0f" officeooo:paragraph-rsid="00274f0f" style:font-size-asian="12pt" style:font-weight-asian="bold" style:font-size-complex="12pt" style:font-weight-complex="bold"/>
    </style:style>
    <style:style style:name="P43" style:family="paragraph" style:parent-style-name="Text_20_body">
      <style:text-properties officeooo:paragraph-rsid="000f75bd"/>
    </style:style>
    <style:style style:name="P44" style:family="paragraph" style:parent-style-name="Text_20_body">
      <style:text-properties fo:font-size="14pt" style:text-underline-style="none" fo:font-weight="normal" officeooo:rsid="001755d3" officeooo:paragraph-rsid="001755d3" style:font-size-asian="14pt" style:font-weight-asian="normal" style:font-size-complex="14pt" style:font-weight-complex="normal"/>
    </style:style>
    <style:style style:name="P45" style:family="paragraph" style:parent-style-name="Text_20_body">
      <style:text-properties fo:font-weight="normal" officeooo:rsid="001755d3" officeooo:paragraph-rsid="001755d3" style:font-weight-asian="normal" style:font-weight-complex="normal"/>
    </style:style>
    <style:style style:name="P46" style:family="paragraph" style:parent-style-name="Text_20_body">
      <style:text-properties officeooo:paragraph-rsid="001755d3"/>
    </style:style>
    <style:style style:name="P47" style:family="paragraph" style:parent-style-name="Text_20_body">
      <style:text-properties officeooo:paragraph-rsid="001d93ad"/>
    </style:style>
    <style:style style:name="P48" style:family="paragraph" style:parent-style-name="Text_20_body">
      <style:text-properties fo:font-variant="normal" fo:text-transform="none" fo:color="#2d3748" style:font-name="Liberation Serif" fo:font-size="12pt" fo:letter-spacing="normal" fo:font-style="normal" fo:font-weight="normal" style:font-size-asian="12pt" style:font-size-complex="12pt"/>
    </style:style>
    <style:style style:name="P49" style:family="paragraph" style:parent-style-name="Text_20_body">
      <style:text-properties fo:font-variant="normal" fo:text-transform="none" fo:color="#2d3748" style:font-name="Liberation Serif" fo:font-size="12pt" fo:letter-spacing="normal" fo:font-style="normal" style:text-underline-style="none" fo:font-weight="normal" officeooo:rsid="000d4e4f" style:font-size-asian="12pt" style:font-weight-asian="normal" style:font-size-complex="12pt" style:font-weight-complex="normal"/>
    </style:style>
    <style:style style:name="P50" style:family="paragraph" style:parent-style-name="Text_20_body">
      <style:text-properties fo:font-variant="normal" fo:text-transform="none" fo:color="#2d3748" style:font-name="Liberation Serif" fo:font-size="12pt" fo:letter-spacing="normal" fo:font-style="normal" style:text-underline-style="none" fo:font-weight="normal" officeooo:rsid="000d4e4f" officeooo:paragraph-rsid="000d4e4f" style:font-size-asian="12pt" style:font-weight-asian="normal" style:font-size-complex="12pt" style:font-weight-complex="normal"/>
    </style:style>
    <style:style style:name="P51" style:family="paragraph" style:parent-style-name="Text_20_body">
      <style:text-properties fo:font-variant="normal" fo:text-transform="none" fo:color="#ce181e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52" style:family="paragraph" style:parent-style-name="Text_20_body">
      <style:text-properties fo:font-variant="normal" fo:text-transform="none" fo:color="#242729" style:font-name="Liberation Serif" fo:font-size="12pt" fo:letter-spacing="normal" fo:font-style="normal" style:text-underline-style="none" fo:font-weight="normal" officeooo:rsid="001b95a6" officeooo:paragraph-rsid="001a60e8" style:font-size-asian="12pt" style:font-weight-asian="normal" style:font-size-complex="12pt" style:font-weight-complex="normal"/>
    </style:style>
    <style:style style:name="P53" style:family="paragraph" style:parent-style-name="Text_20_body">
      <style:text-properties fo:font-variant="normal" fo:text-transform="none" fo:color="#111111" style:font-name="Liberation Serif" fo:font-size="12pt" fo:letter-spacing="normal" fo:font-style="normal" style:text-underline-style="none" fo:font-weight="normal" officeooo:rsid="00274f0f" officeooo:paragraph-rsid="00274f0f" style:font-size-asian="12pt" style:font-weight-asian="normal" style:font-size-complex="12pt" style:font-weight-complex="normal"/>
    </style:style>
    <style:style style:name="P54" style:family="paragraph" style:parent-style-name="Text_20_body">
      <style:text-properties fo:font-variant="normal" fo:text-transform="none" fo:color="#111111" style:font-name="Liberation Serif" fo:font-size="12pt" fo:letter-spacing="normal" fo:font-style="normal" style:text-underline-style="none" fo:font-weight="normal" officeooo:rsid="002ca049" officeooo:paragraph-rsid="002ca049" style:font-size-asian="12pt" style:font-weight-asian="normal" style:font-size-complex="12pt" style:font-weight-complex="normal"/>
    </style:style>
    <style:style style:name="P55" style:family="paragraph" style:parent-style-name="Text_20_body">
      <style:text-properties fo:font-variant="normal" fo:text-transform="none" fo:color="#00a65d" style:font-name="Liberation Serif" fo:font-size="12pt" fo:letter-spacing="normal" fo:font-style="normal" style:text-underline-style="none" fo:font-weight="bold" officeooo:rsid="002ca049" officeooo:paragraph-rsid="002ca049" style:font-size-asian="12pt" style:font-weight-asian="bold" style:font-size-complex="12pt" style:font-weight-complex="bold"/>
    </style:style>
    <style:style style:name="P56" style:family="paragraph" style:parent-style-name="Text_20_body">
      <style:text-properties fo:font-variant="normal" fo:text-transform="none" fo:color="#00a65d" style:font-name="Liberation Serif" fo:font-size="12pt" fo:letter-spacing="normal" fo:font-style="normal" style:text-underline-style="none" fo:font-weight="normal" officeooo:rsid="002ca049" officeooo:paragraph-rsid="002ca049" style:font-size-asian="12pt" style:font-weight-asian="normal" style:font-size-complex="12pt" style:font-weight-complex="normal"/>
    </style:style>
    <style:style style:name="P57" style:family="paragraph" style:parent-style-name="Text_20_body">
      <style:text-properties fo:color="#ed1c24" style:font-name="Liberation Serif" fo:font-size="12pt" style:text-underline-style="none" fo:font-weight="bold" officeooo:rsid="001755d3" officeooo:paragraph-rsid="00274f0f" style:font-size-asian="12pt" style:font-weight-asian="bold" style:font-size-complex="12pt" style:font-weight-complex="bold"/>
    </style:style>
    <style:style style:name="P58" style:family="paragraph" style:parent-style-name="Text_20_body">
      <style:text-properties style:font-name="Liberation Serif" fo:font-size="12pt" style:font-size-asian="12pt" style:font-size-complex="12pt"/>
    </style:style>
    <style:style style:name="P59" style:family="paragraph" style:parent-style-name="Text_20_body">
      <style:text-properties style:font-name="Liberation Serif" fo:font-size="12pt" officeooo:paragraph-rsid="001755d3" style:font-size-asian="12pt" style:font-size-complex="12pt"/>
    </style:style>
    <style:style style:name="P60" style:family="paragraph" style:parent-style-name="Text_20_body">
      <style:text-properties style:font-name="Liberation Serif" fo:font-size="12pt" officeooo:rsid="001755d3" officeooo:paragraph-rsid="001755d3" style:font-size-asian="12pt" style:font-size-complex="12pt"/>
    </style:style>
    <style:style style:name="P61" style:family="paragraph" style:parent-style-name="Text_20_body">
      <style:text-properties style:font-name="Liberation Serif" fo:font-size="12pt" officeooo:rsid="00169a0d" officeooo:paragraph-rsid="00169a0d" style:font-size-asian="12pt" style:font-size-complex="12pt"/>
    </style:style>
    <style:style style:name="P62" style:family="paragraph" style:parent-style-name="Text_20_body">
      <style:text-properties style:font-name="Liberation Serif" fo:font-size="12pt" fo:font-weight="normal" officeooo:rsid="001755d3" officeooo:paragraph-rsid="001755d3" style:font-size-asian="12pt" style:font-weight-asian="normal" style:font-size-complex="12pt" style:font-weight-complex="normal"/>
    </style:style>
    <style:style style:name="P63" style:family="paragraph" style:parent-style-name="Text_20_body">
      <style:text-properties style:font-name="Liberation Serif" fo:font-size="12pt" style:text-underline-style="none" fo:font-weight="normal" officeooo:rsid="000d4e4f" style:font-size-asian="12pt" style:font-weight-asian="normal" style:font-size-complex="12pt" style:font-weight-complex="normal"/>
    </style:style>
    <style:style style:name="P64" style:family="paragraph" style:parent-style-name="Text_20_body">
      <style:text-properties fo:color="#ce181e" style:font-name="Liberation Serif" fo:font-size="12pt" fo:font-weight="bold" officeooo:rsid="001755d3" officeooo:paragraph-rsid="001755d3" style:font-size-asian="12pt" style:font-weight-asian="bold" style:font-size-complex="12pt" style:font-weight-complex="bold"/>
    </style:style>
    <style:style style:name="P65" style:family="paragraph" style:parent-style-name="Text_20_body">
      <style:text-properties officeooo:paragraph-rsid="00274f0f"/>
    </style:style>
    <style:style style:name="P66" style:family="paragraph" style:parent-style-name="Text_20_body">
      <style:text-properties fo:color="#111111" style:font-name="Liberation Serif" fo:font-size="12pt" style:text-underline-style="none" fo:font-weight="normal" officeooo:rsid="00274f0f" officeooo:paragraph-rsid="00274f0f" style:font-size-asian="12pt" style:font-weight-asian="normal" style:font-size-complex="12pt" style:font-weight-complex="normal"/>
    </style:style>
    <style:style style:name="P67" style:family="paragraph" style:parent-style-name="Preformatted_20_Text">
      <style:text-properties officeooo:paragraph-rsid="000f75bd"/>
    </style:style>
    <style:style style:name="P68" style:family="paragraph" style:parent-style-name="Preformatted_20_Text">
      <style:text-properties fo:font-size="14pt" style:text-underline-style="none" fo:font-weight="normal" officeooo:rsid="000d4e4f" officeooo:paragraph-rsid="000d4e4f" style:font-size-asian="14pt" style:font-weight-asian="normal" style:font-size-complex="14pt" style:font-weight-complex="normal"/>
    </style:style>
    <style:style style:name="P69" style:family="paragraph" style:parent-style-name="Preformatted_20_Text">
      <style:text-properties fo:font-variant="normal" fo:text-transform="none" fo:color="#005cc5" style:font-name="SFMono-Regular" fo:font-size="9.75pt" fo:letter-spacing="normal" fo:font-style="normal" style:text-underline-style="none" fo:font-weight="normal" officeooo:rsid="00169a0d" officeooo:paragraph-rsid="00169a0d" style:font-size-asian="14pt" style:font-weight-asian="bold" style:font-size-complex="14pt" style:font-weight-complex="bold"/>
    </style:style>
    <style:style style:name="P70" style:family="paragraph" style:parent-style-name="Preformatted_20_Text">
      <style:text-properties fo:font-variant="normal" fo:text-transform="none" fo:color="#005cc5" style:font-name="Liberation Serif" fo:font-size="12pt" fo:letter-spacing="normal" fo:font-style="normal" style:text-underline-style="none" fo:font-weight="normal" officeooo:rsid="00169a0d" officeooo:paragraph-rsid="00169a0d" style:font-size-asian="12pt" style:font-weight-asian="bold" style:font-size-complex="12pt" style:font-weight-complex="bold"/>
    </style:style>
    <style:style style:name="P71" style:family="paragraph" style:parent-style-name="Preformatted_20_Text">
      <style:text-properties fo:font-variant="normal" fo:text-transform="none" fo:color="#24292e" style:font-name="SFMono-Regular" fo:font-size="9.75pt" fo:letter-spacing="normal" fo:font-style="normal" style:text-underline-style="none" fo:font-weight="normal" officeooo:rsid="00274f0f" officeooo:paragraph-rsid="00274f0f" style:font-size-asian="12pt" style:font-weight-asian="normal" style:font-size-complex="12pt" style:font-weight-complex="normal"/>
    </style:style>
    <style:style style:name="P72" style:family="paragraph" style:parent-style-name="Preformatted_20_Text">
      <style:text-properties officeooo:paragraph-rsid="00274f0f"/>
    </style:style>
    <style:style style:name="P73" style:family="paragraph" style:parent-style-name="Text_20_body">
      <style:paragraph-properties fo:margin-left="0cm" fo:margin-right="0cm" fo:line-height="150%" fo:orphans="2" fo:widows="2" fo:text-indent="0cm" style:auto-text-indent="false"/>
    </style:style>
    <style:style style:name="P7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7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1d93ad"/>
    </style:style>
    <style:style style:name="P7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/>
    </style:style>
    <style:style style:name="P7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Liberation Serif" fo:font-size="12pt" fo:letter-spacing="normal" fo:font-style="normal" fo:font-weight="bold" officeooo:paragraph-rsid="001d93ad" style:font-size-asian="12pt" style:font-weight-asian="bold" style:font-size-complex="12pt" style:font-weight-complex="bold"/>
    </style:style>
    <style:style style:name="P7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d3748" style:font-name="Liberation Serif" fo:font-size="12pt" fo:letter-spacing="normal" fo:font-style="normal" fo:font-weight="normal" fo:background-color="#4299e1" style:font-size-asian="12pt" style:font-size-complex="12pt" loext:padding="0.049cm" loext:border="0.06pt solid #e2e8f0"/>
    </style:style>
    <style:style style:name="P7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d3748" style:font-name="Liberation Serif" fo:font-size="12pt" fo:letter-spacing="normal" fo:font-style="normal" fo:font-weight="normal" style:font-size-asian="12pt" style:font-size-complex="12pt" loext:padding="0.049cm" loext:border="0.06pt solid #e2e8f0"/>
    </style:style>
    <style:style style:name="P8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d3748" style:font-name="Liberation Serif" fo:font-size="12pt" fo:letter-spacing="normal" fo:font-style="normal" fo:font-weight="normal" style:font-size-asian="12pt" style:font-size-complex="12pt" loext:padding="0.049cm" loext:border="0.06pt solid #e2e8f0"/>
    </style:style>
    <style:style style:name="P8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ed1c24" style:font-name="Liberation Serif" fo:font-size="12pt" fo:font-weight="bold" officeooo:paragraph-rsid="001d93ad" style:font-size-asian="12pt" style:font-weight-asian="bold" style:font-size-complex="12pt" style:font-weight-complex="bold"/>
    </style:style>
    <style:style style:name="P82" style:family="paragraph" style:parent-style-name="Preformatted_20_Text">
      <loext:graphic-properties draw:fill="solid" draw:fill-color="#edf2f7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edf2f7" fo:padding="0.049cm" fo:border="0.06pt solid #e2e8f0"/>
    </style:style>
    <style:style style:name="P83" style:family="paragraph" style:parent-style-name="Text_20_body">
      <style:paragraph-properties fo:margin-left="0cm" fo:margin-right="0cm" fo:margin-top="0cm" fo:margin-bottom="0cm" loext:contextual-spacing="false" fo:line-height="158%" fo:orphans="2" fo:widows="2" fo:text-indent="0cm" style:auto-text-indent="false" fo:padding="0.049cm" fo:border="0.06pt solid #e2e8f0"/>
      <style:text-properties fo:font-variant="normal" fo:text-transform="none" fo:color="#2d3748" style:font-name="Liberation Serif" fo:font-size="12pt" fo:letter-spacing="normal" fo:font-style="normal" fo:font-weight="normal" style:font-size-asian="12pt" style:font-size-complex="12pt"/>
    </style:style>
    <style:style style:name="P84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/>
    </style:style>
    <style:style style:name="P85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style:font-name="Liberation Serif" fo:font-size="12pt" style:font-size-asian="12pt" style:font-size-complex="12pt"/>
    </style:style>
    <style:style style:name="P86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87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/>
    </style:style>
    <style:style style:name="P8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ed1c24" style:font-name="Liberation Serif" fo:font-size="12pt" fo:letter-spacing="normal" fo:font-style="normal" fo:font-weight="normal" style:font-size-asian="12pt" style:font-size-complex="12pt"/>
    </style:style>
    <style:style style:name="P89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Liberation Serif" fo:font-size="12pt" fo:letter-spacing="normal" fo:font-style="normal" fo:font-weight="bold" style:font-size-asian="12pt" style:font-size-complex="12pt"/>
    </style:style>
    <style:style style:name="P90" style:family="paragraph" style:parent-style-name="Preformatted_20_Text">
      <loext:graphic-properties draw:fill="solid" draw:fill-color="#edf2f7" draw:opacity="100%"/>
      <style:paragraph-properties fo:margin-top="0cm" fo:margin-bottom="0cm" loext:contextual-spacing="false" fo:orphans="2" fo:widows="2" fo:background-color="#edf2f7" fo:padding="0.049cm" fo:border="0.06pt solid #e2e8f0"/>
    </style:style>
    <style:style style:name="P91" style:family="paragraph" style:parent-style-name="Preformatted_20_Text">
      <loext:graphic-properties draw:fill="solid" draw:fill-color="#edf2f7" draw:opacity="100%"/>
      <style:paragraph-properties fo:margin-top="0cm" fo:margin-bottom="0cm" loext:contextual-spacing="false" fo:text-align="start" style:justify-single-word="false" fo:orphans="2" fo:widows="2" fo:background-color="#edf2f7" fo:padding="0.049cm" fo:border="0.06pt solid #e2e8f0"/>
    </style:style>
    <style:style style:name="P92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/>
    </style:style>
    <style:style style:name="P93" style:family="paragraph" style:parent-style-name="Heading_20_2">
      <style:text-properties fo:font-size="14pt" style:text-underline-style="none" fo:font-weight="normal" officeooo:rsid="000d4e4f" officeooo:paragraph-rsid="000d4e4f" style:font-size-asian="14pt" style:font-weight-asian="normal" style:font-size-complex="14pt" style:font-weight-complex="normal"/>
    </style:style>
    <style:style style:name="P94" style:family="paragraph" style:parent-style-name="Heading_20_1">
      <style:text-properties fo:color="#2d3748" style:font-name="Liberation Serif" fo:font-size="12pt" style:text-underline-style="none" fo:font-weight="bold" officeooo:rsid="00169a0d" officeooo:paragraph-rsid="00169a0d" style:font-size-asian="12pt" style:font-weight-asian="bold" style:font-size-complex="12pt" style:font-weight-complex="bold" loext:padding="0.049cm" loext:border="0.06pt solid #e2e8f0"/>
    </style:style>
    <style:style style:name="P95" style:family="paragraph" style:parent-style-name="Heading_20_3">
      <style:text-properties fo:font-variant="normal" fo:text-transform="none" fo:color="#24292e" style:font-name="Liberation Serif" fo:font-size="12pt" fo:letter-spacing="normal" fo:font-style="normal" fo:font-weight="bold" officeooo:rsid="001755d3" officeooo:paragraph-rsid="001755d3" style:font-size-asian="12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officeooo:rsid="000f75bd"/>
    </style:style>
    <style:style style:name="T4" style:family="text">
      <style:text-properties style:text-underline-style="none" officeooo:rsid="001049aa"/>
    </style:style>
    <style:style style:name="T5" style:family="text">
      <style:text-properties style:text-underline-style="none" fo:font-weight="bold" officeooo:rsid="000ccf40" style:font-weight-asian="bold" style:font-weight-complex="bold"/>
    </style:style>
    <style:style style:name="T6" style:family="text">
      <style:text-properties style:text-underline-style="none" fo:font-weight="bold" officeooo:rsid="001049aa" style:font-weight-asian="bold" style:font-weight-complex="bold"/>
    </style:style>
    <style:style style:name="T7" style:family="text">
      <style:text-properties style:text-underline-style="none" officeooo:rsid="00169a0d" style:font-weight-asian="normal" style:font-weight-complex="normal"/>
    </style:style>
    <style:style style:name="T8" style:family="text">
      <style:text-properties style:text-underline-style="none" officeooo:rsid="000d4e4f" style:font-weight-asian="normal" style:font-weight-complex="normal"/>
    </style:style>
    <style:style style:name="T9" style:family="text">
      <style:text-properties style:text-underline-style="none" officeooo:rsid="0027ff4c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658b00" style:font-name="Liberation Serif" fo:font-size="12pt" fo:letter-spacing="normal" fo:font-style="normal" style:text-underline-style="none" fo:font-weight="normal" fo:background-color="transparent" loext:char-shading-value="0" style:font-size-asian="12pt" style:font-size-complex="12pt" loext:padding="0cm" loext:border="none"/>
    </style:style>
    <style:style style:name="T11" style:family="text">
      <style:text-properties fo:font-variant="normal" fo:text-transform="none" fo:color="#658b00" style:font-name="Liberation Serif" fo:font-size="12pt" fo:letter-spacing="normal" fo:font-style="normal" style:text-underline-style="none" fo:font-weight="normal" officeooo:rsid="000f75bd" fo:background-color="transparent" loext:char-shading-value="0" style:font-size-asian="12pt" style:font-size-complex="12pt" loext:padding="0cm" loext:border="none"/>
    </style:style>
    <style:style style:name="T12" style:family="text">
      <style:text-properties fo:font-variant="normal" fo:text-transform="none" fo:color="#658b00" style:font-name="Liberation Serif" fo:font-size="12pt" fo:letter-spacing="normal" fo:font-style="normal" style:text-underline-style="none" fo:font-weight="normal" officeooo:rsid="000f75b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3" style:family="text">
      <style:text-properties fo:font-variant="normal" fo:text-transform="none" fo:color="#333333" fo:letter-spacing="normal" fo:font-style="normal"/>
    </style:style>
    <style:style style:name="T14" style:family="text">
      <style:text-properties fo:font-variant="normal" fo:text-transform="none" fo:color="#333333" style:font-name="Liberation Serif" fo:font-size="12pt" fo:letter-spacing="normal" fo:font-style="normal" style:text-underline-style="none" fo:font-weight="normal" fo:background-color="transparent" loext:char-shading-value="0" style:font-size-asian="12pt" style:font-size-complex="12pt" loext:padding="0cm" loext:border="none"/>
    </style:style>
    <style:style style:name="T15" style:family="text"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0f75bd" fo:background-color="transparent" loext:char-shading-value="0" style:font-size-asian="12pt" style:font-size-complex="12pt" loext:padding="0cm" loext:border="none"/>
    </style:style>
    <style:style style:name="T16" style:family="text"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1049aa" fo:background-color="transparent" loext:char-shading-value="0" style:font-size-asian="12pt" style:font-size-complex="12pt" loext:padding="0cm" loext:border="none"/>
    </style:style>
    <style:style style:name="T17" style:family="text"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0f75b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8" style:family="text">
      <style:text-properties fo:font-variant="normal" fo:text-transform="none" fo:color="#333333" style:font-name="Liberation Serif" fo:font-size="12pt" fo:letter-spacing="normal" fo:font-style="normal" style:text-underline-style="none" fo:font-weight="bold" officeooo:rsid="000f75b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9" style:family="text">
      <style:text-properties fo:font-variant="normal" fo:text-transform="none" fo:color="#333333" style:font-name="Liberation Serif" fo:font-size="12pt" fo:letter-spacing="normal" fo:font-style="normal" style:text-underline-style="none" fo:font-weight="bold" officeooo:rsid="000ccf40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0" style:family="text">
      <style:text-properties fo:font-variant="normal" fo:text-transform="none" fo:color="#333333" style:font-name="Liberation Serif" fo:font-size="12pt" fo:letter-spacing="normal" fo:font-style="normal" style:text-underline-style="none" fo:font-weight="bold" officeooo:rsid="001049aa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1" style:family="text">
      <style:text-properties fo:font-variant="normal" fo:text-transform="none" fo:color="#333333" style:font-name="Liberation Serif" fo:font-size="12pt" fo:letter-spacing="normal" fo:font-style="normal" style:text-underline-style="solid" style:text-underline-width="auto" style:text-underline-color="font-color" fo:font-weight="bold" officeooo:rsid="000ccf40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2" style:family="text">
      <style:text-properties fo:font-variant="normal" fo:text-transform="none" fo:color="#333333" style:font-name="Liberation Serif" fo:font-size="12pt" fo:letter-spacing="normal" fo:font-style="normal" style:text-underline-style="solid" style:text-underline-width="auto" style:text-underline-color="font-color" fo:font-weight="bold" officeooo:rsid="000f75b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3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4" style:family="text">
      <style:text-properties fo:font-variant="normal" fo:text-transform="none" fo:color="#333333" style:font-name="Liberation Serif" fo:font-size="12pt" fo:letter-spacing="normal" fo:background-color="transparent" loext:char-shading-value="0" style:font-size-asian="12pt" style:font-size-complex="12pt" loext:padding="0cm" loext:border="none"/>
    </style:style>
    <style:style style:name="T25" style:family="text">
      <style:text-properties fo:font-variant="normal" fo:text-transform="none" fo:color="#cd5555" style:font-name="Liberation Serif" fo:font-size="12pt" fo:letter-spacing="normal" fo:font-style="normal" style:text-underline-style="none" fo:font-weight="normal" officeooo:rsid="000f75b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6" style:family="text">
      <style:text-properties fo:font-variant="normal" fo:text-transform="none" fo:color="#cd5555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7" style:family="text">
      <style:text-properties fo:font-variant="normal" fo:text-transform="none" fo:color="#8b008b" style:font-name="Liberation Serif" fo:font-size="12pt" fo:letter-spacing="normal" fo:font-style="normal" style:text-underline-style="none" fo:font-weight="normal" fo:background-color="transparent" loext:char-shading-value="0" style:font-size-asian="12pt" style:font-size-complex="12pt" loext:padding="0cm" loext:border="none"/>
    </style:style>
    <style:style style:name="T28" style:family="text">
      <style:text-properties fo:font-variant="normal" fo:text-transform="none" fo:color="#579835" style:font-name="Liberation Serif" fo:font-size="12pt" fo:letter-spacing="normal" fo:font-style="normal" style:text-underline-style="none" fo:font-weight="normal" officeooo:rsid="00130ade" fo:background-color="transparent" loext:char-shading-value="0" style:font-size-asian="12pt" style:font-size-complex="12pt" loext:padding="0cm" loext:border="none"/>
    </style:style>
    <style:style style:name="T29" style:family="text">
      <style:text-properties fo:font-variant="normal" fo:text-transform="none" fo:color="#303336" style:font-name="Liberation Serif" fo:font-size="12pt" fo:letter-spacing="normal" fo:font-style="normal" fo:font-weight="normal" fo:background-color="#eff0f1" loext:char-shading-value="0" style:font-size-asian="12pt" style:font-size-complex="12pt" loext:padding="0cm" loext:border="none"/>
    </style:style>
    <style:style style:name="T30" style:family="text">
      <style:text-properties fo:font-variant="normal" fo:text-transform="none" fo:color="#2d3748" fo:letter-spacing="normal" fo:font-style="normal"/>
    </style:style>
    <style:style style:name="T31" style:family="text">
      <style:text-properties fo:font-variant="normal" fo:text-transform="none" fo:color="#2d3748" fo:letter-spacing="normal" fo:font-style="normal" fo:font-weight="normal"/>
    </style:style>
    <style:style style:name="T32" style:family="text">
      <style:text-properties fo:font-variant="normal" fo:text-transform="none" fo:color="#2d3748" fo:letter-spacing="normal" fo:font-style="normal" fo:font-weight="normal" officeooo:rsid="001d93ad"/>
    </style:style>
    <style:style style:name="T33" style:family="text">
      <style:text-properties fo:font-variant="normal" fo:text-transform="none" fo:color="#2d3748" style:text-line-through-style="none" style:text-line-through-type="none" style:font-name="Liberation Serif" fo:font-size="12pt" fo:letter-spacing="normal" fo:font-style="normal" fo:font-weight="bold" style:text-blinking="false" fo:background-color="transparent" loext:char-shading-value="0" style:font-size-asian="12pt" style:font-size-complex="12pt" loext:padding="0.049cm" loext:border="0.06pt solid #e2e8f0"/>
    </style:style>
    <style:style style:name="T34" style:family="text">
      <style:text-properties fo:font-variant="normal" fo:text-transform="none" fo:color="#2d3748" style:text-line-through-style="none" style:text-line-through-type="none" style:font-name="Liberation Serif" fo:font-size="12pt" fo:letter-spacing="normal" fo:font-style="normal" style:text-underline-style="none" fo:font-weight="bold" style:text-blinking="false" fo:background-color="transparent" loext:char-shading-value="0" style:font-size-asian="12pt" style:font-size-complex="12pt" loext:padding="0.049cm" loext:border="0.06pt solid #e2e8f0"/>
    </style:style>
    <style:style style:name="T35" style:family="text">
      <style:text-properties fo:font-variant="normal" fo:text-transform="none" fo:color="#2d3748" style:text-line-through-style="none" style:text-line-through-type="none" style:font-name="Liberation Serif" fo:font-size="12pt" fo:letter-spacing="normal" fo:font-style="normal" style:text-underline-style="none" fo:font-weight="bold" officeooo:rsid="000d4e4f" style:text-blinking="false" fo:background-color="transparent" loext:char-shading-value="0" style:font-size-asian="12pt" style:font-weight-asian="normal" style:font-size-complex="12pt" style:font-weight-complex="normal" loext:padding="0.049cm" loext:border="0.06pt solid #e2e8f0"/>
    </style:style>
    <style:style style:name="T36" style:family="text">
      <style:text-properties fo:font-variant="normal" fo:text-transform="none" fo:color="#2d3748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-left="0cm" loext:padding-right="0cm" loext:padding-top="0cm" loext:padding-bottom="0.049cm" loext:border-left="none" loext:border-right="none" loext:border-top="none" loext:border-bottom="0.74pt solid #000000"/>
    </style:style>
    <style:style style:name="T37" style:family="text">
      <style:text-properties fo:font-variant="normal" fo:text-transform="none" fo:color="#2d3748" style:text-line-through-style="none" style:text-line-through-type="none" style:font-name="Liberation Serif" fo:font-size="12pt" fo:letter-spacing="normal" fo:font-style="normal" style:text-underline-style="none" fo:font-weight="normal" officeooo:rsid="000d4e4f" style:text-blinking="false" fo:background-color="transparent" loext:char-shading-value="0" style:font-size-asian="12pt" style:font-weight-asian="normal" style:font-size-complex="12pt" style:font-weight-complex="normal" loext:padding-left="0cm" loext:padding-right="0cm" loext:padding-top="0cm" loext:padding-bottom="0.049cm" loext:border-left="none" loext:border-right="none" loext:border-top="none" loext:border-bottom="0.74pt solid #000000"/>
    </style:style>
    <style:style style:name="T38" style:family="text">
      <style:text-properties fo:font-variant="normal" fo:text-transform="none" fo:color="#2d3748" style:text-line-through-style="none" style:text-line-through-type="none" style:font-name="Liberation Serif" fo:font-size="12pt" fo:letter-spacing="normal" fo:font-style="normal" style:text-underline-style="none" fo:font-weight="normal" officeooo:rsid="001755d3" style:text-blinking="false" fo:background-color="transparent" loext:char-shading-value="0" style:font-size-asian="12pt" style:font-weight-asian="normal" style:font-size-complex="12pt" style:font-weight-complex="normal" loext:padding-left="0cm" loext:padding-right="0cm" loext:padding-top="0cm" loext:padding-bottom="0.049cm" loext:border-left="none" loext:border-right="none" loext:border-top="none" loext:border-bottom="0.74pt solid #000000"/>
    </style:style>
    <style:style style:name="T39" style:family="text">
      <style:text-properties fo:font-variant="normal" fo:text-transform="none" fo:color="#2d3748" style:text-line-through-style="none" style:text-line-through-type="none" style:font-name="Liberation Serif" fo:font-size="12pt" fo:letter-spacing="normal" fo:font-style="normal" style:text-blinking="false" fo:background-color="transparent" loext:char-shading-value="0" style:font-size-asian="12pt" style:font-size-complex="12pt" loext:padding="0.049cm" loext:border="0.06pt solid #e2e8f0"/>
    </style:style>
    <style:style style:name="T40" style:family="text">
      <style:text-properties fo:font-variant="normal" fo:text-transform="none" fo:color="#2d3748" style:font-name="Liberation Serif" fo:font-size="12pt" fo:letter-spacing="normal" fo:font-style="normal" fo:font-weight="normal" fo:background-color="#edf2f7" loext:char-shading-value="0" style:font-size-asian="12pt" style:font-size-complex="12pt" loext:padding="0.049cm" loext:border="0.06pt solid #e2e8f0"/>
    </style:style>
    <style:style style:name="T41" style:family="text">
      <style:text-properties fo:font-variant="normal" fo:text-transform="none" fo:color="#2d3748" style:font-name="Liberation Serif" fo:font-size="12pt" fo:letter-spacing="normal" fo:font-style="normal" fo:font-weight="normal" style:font-size-asian="12pt" style:font-size-complex="12pt"/>
    </style:style>
    <style:style style:name="T42" style:family="text">
      <style:text-properties fo:font-variant="normal" fo:text-transform="none" fo:color="#2d3748" style:font-name="Liberation Serif" fo:font-size="12pt" fo:letter-spacing="normal" fo:font-style="normal" fo:font-weight="normal" style:font-size-asian="12pt" style:font-size-complex="12pt" loext:padding="0.049cm" loext:border="0.06pt solid #e2e8f0"/>
    </style:style>
    <style:style style:name="T43" style:family="text">
      <style:text-properties fo:font-variant="normal" fo:text-transform="none" fo:color="#2d3748" style:font-name="Liberation Serif" fo:font-size="12pt" fo:letter-spacing="normal" fo:font-style="normal" fo:font-weight="normal" fo:background-color="#f7fafc" loext:char-shading-value="0" style:font-size-asian="12pt" style:font-size-complex="12pt" loext:padding="0.049cm" loext:border="0.06pt solid #e2e8f0"/>
    </style:style>
    <style:style style:name="T44" style:family="text">
      <style:text-properties fo:font-variant="normal" fo:text-transform="none" fo:color="#2d3748" style:font-name="Liberation Serif" fo:font-size="12pt" fo:letter-spacing="normal" fo:font-style="normal" style:font-size-asian="12pt" style:font-size-complex="12pt"/>
    </style:style>
    <style:style style:name="T45" style:family="text">
      <style:text-properties fo:font-variant="normal" fo:text-transform="none" fo:color="#2d3748" style:font-name="Liberation Serif" fo:font-size="12pt" fo:letter-spacing="normal" fo:font-style="normal" fo:background-color="#f7fafc" loext:char-shading-value="0" style:font-size-asian="12pt" style:font-size-complex="12pt" loext:padding="0.049cm" loext:border="0.06pt solid #e2e8f0"/>
    </style:style>
    <style:style style:name="T46" style:family="text">
      <style:text-properties fo:font-variant="normal" fo:text-transform="none" fo:color="#2d3748" style:font-name="Liberation Serif" fo:font-size="12pt" fo:letter-spacing="normal" fo:font-style="normal" fo:background-color="#edf2f7" loext:char-shading-value="0" style:font-size-asian="12pt" style:font-size-complex="12pt" loext:padding="0.049cm" loext:border="0.06pt solid #e2e8f0"/>
    </style:style>
    <style:style style:name="T47" style:family="text">
      <style:text-properties fo:font-variant="normal" fo:text-transform="none" fo:color="#2d3748" style:font-name="Liberation Serif" fo:font-size="12pt" fo:letter-spacing="normal" fo:font-style="normal" style:text-underline-style="none" fo:font-weight="normal" officeooo:rsid="001755d3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2d3748" style:font-name="Liberation Serif" fo:font-size="12pt" fo:letter-spacing="normal" fo:font-style="normal" style:text-underline-style="none" fo:font-weight="normal" officeooo:rsid="000d4e4f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2d3748" style:font-name="Liberation Serif" fo:font-size="12pt" fo:letter-spacing="normal" fo:font-style="normal" style:text-underline-style="none" fo:font-weight="normal" officeooo:rsid="000d4e4f" fo:background-color="#f7fafc" loext:char-shading-value="0" style:font-size-asian="12pt" style:font-weight-asian="normal" style:font-size-complex="12pt" style:font-weight-complex="normal" loext:padding="0.049cm" loext:border="0.06pt solid #e2e8f0"/>
    </style:style>
    <style:style style:name="T50" style:family="text">
      <style:text-properties fo:font-variant="normal" fo:text-transform="none" fo:color="#2d3748" style:font-name="Liberation Serif" fo:font-size="12pt" fo:letter-spacing="normal" style:font-size-asian="12pt" style:font-size-complex="12pt"/>
    </style:style>
    <style:style style:name="T51" style:family="text">
      <style:text-properties fo:font-variant="normal" fo:text-transform="none" fo:color="#007020" style:font-name="Liberation Serif" fo:font-size="12pt" fo:letter-spacing="normal" fo:font-style="normal" fo:font-weight="normal" fo:background-color="#edf2f7" loext:char-shading-value="0" style:font-size-asian="12pt" style:font-size-complex="12pt" loext:padding="0.049cm" loext:border="0.06pt solid #e2e8f0"/>
    </style:style>
    <style:style style:name="T52" style:family="text">
      <style:text-properties fo:font-variant="normal" fo:text-transform="none" fo:color="#bb60d5" style:font-name="Liberation Serif" fo:font-size="12pt" fo:letter-spacing="normal" fo:font-style="normal" fo:font-weight="normal" fo:background-color="#edf2f7" loext:char-shading-value="0" style:font-size-asian="12pt" style:font-size-complex="12pt" loext:padding="0.049cm" loext:border="0.06pt solid #e2e8f0"/>
    </style:style>
    <style:style style:name="T53" style:family="text">
      <style:text-properties fo:font-variant="normal" fo:text-transform="none" fo:color="#666666" style:font-name="Liberation Serif" fo:font-size="12pt" fo:letter-spacing="normal" fo:font-style="normal" fo:font-weight="normal" fo:background-color="#edf2f7" loext:char-shading-value="0" style:font-size-asian="12pt" style:font-size-complex="12pt" loext:padding="0.049cm" loext:border="0.06pt solid #e2e8f0"/>
    </style:style>
    <style:style style:name="T54" style:family="text">
      <style:text-properties fo:font-variant="normal" fo:text-transform="none" fo:color="#70a0d0" style:font-name="Liberation Serif" fo:font-size="12pt" fo:letter-spacing="normal" fo:font-style="italic" fo:font-weight="normal" fo:background-color="#edf2f7" loext:char-shading-value="0" style:font-size-asian="12pt" style:font-size-complex="12pt" loext:padding="0.049cm" loext:border="0.06pt solid #e2e8f0"/>
    </style:style>
    <style:style style:name="T55" style:family="text">
      <style:text-properties fo:font-variant="normal" fo:text-transform="none" fo:color="#24292e" style:font-name="SFMono-Regular" fo:font-size="9.75pt" fo:letter-spacing="normal" fo:font-style="normal" style:text-underline-style="none" fo:font-weight="normal" officeooo:rsid="00274f0f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56" style:family="text"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/>
    </style:style>
    <style:style style:name="T57" style:family="text">
      <style:text-properties fo:font-variant="normal" fo:text-transform="none" fo:color="#24292e" style:font-name="Liberation Serif" fo:font-size="12pt" fo:letter-spacing="normal" fo:font-style="normal" fo:font-weight="bold" officeooo:rsid="001d93ad" style:font-size-asian="12pt" style:font-weight-asian="bold" style:font-size-complex="12pt" style:font-weight-complex="bold"/>
    </style:style>
    <style:style style:name="T58" style:family="text">
      <style:text-properties fo:font-variant="normal" fo:text-transform="none" fo:color="#24292e" fo:letter-spacing="normal" fo:font-style="normal" fo:font-weight="normal"/>
    </style:style>
    <style:style style:name="T59" style:family="text">
      <style:text-properties fo:font-variant="normal" fo:text-transform="none" fo:color="#24292e" fo:letter-spacing="normal" fo:font-style="normal" fo:font-weight="normal" officeooo:rsid="00194f35"/>
    </style:style>
    <style:style style:name="T60" style:family="text">
      <style:text-properties fo:font-variant="normal" fo:text-transform="none" fo:color="#00a65d" style:text-line-through-style="none" style:text-line-through-type="none" style:font-name="Liberation Serif" fo:font-size="12pt" fo:letter-spacing="normal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61" style:family="text">
      <style:text-properties fo:font-variant="normal" fo:text-transform="none" fo:color="#00a65d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62" style:family="text">
      <style:text-properties fo:font-variant="normal" fo:text-transform="none" fo:color="#003d73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6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fo:background-color="transparent" loext:char-shading-value="0" style:font-size-asian="12pt" style:font-size-complex="12pt" loext:padding="0cm" loext:border="none"/>
    </style:style>
    <style:style style:name="T64" style:family="text">
      <style:text-properties fo:font-variant="normal" fo:text-transform="none" fo:letter-spacing="normal" fo:font-style="normal"/>
    </style:style>
    <style:style style:name="T65" style:family="text">
      <style:text-properties fo:font-variant="normal" fo:text-transform="none" fo:letter-spacing="normal" fo:font-style="normal" officeooo:rsid="001d93ad"/>
    </style:style>
    <style:style style:name="T66" style:family="text">
      <style:text-properties fo:font-variant="normal" fo:text-transform="none" fo:letter-spacing="normal" fo:font-style="normal" officeooo:rsid="00274f0f"/>
    </style:style>
    <style:style style:name="T67" style:family="text">
      <style:text-properties fo:font-variant="normal" fo:text-transform="none" fo:color="#ed1c24" style:font-name="Liberation Serif" fo:font-size="12pt" fo:letter-spacing="normal" fo:font-style="normal" style:text-underline-style="none" fo:font-weight="normal" officeooo:rsid="00130ade" fo:background-color="transparent" loext:char-shading-value="0" style:font-size-asian="12pt" style:font-size-complex="12pt" loext:padding="0cm" loext:border="none"/>
    </style:style>
    <style:style style:name="T68" style:family="text">
      <style:text-properties fo:font-variant="normal" fo:text-transform="none" fo:color="#ed1c24" style:font-name="Liberation Serif" fo:font-size="12pt" fo:letter-spacing="normal" fo:font-style="normal" style:text-underline-style="none" fo:font-weight="normal" officeooo:rsid="00130ade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69" style:family="text">
      <style:text-properties fo:font-variant="normal" fo:text-transform="none" fo:color="#ed1c24" style:font-name="Liberation Serif" fo:font-size="12pt" fo:letter-spacing="normal" fo:font-style="normal" style:text-underline-style="none" fo:font-weight="bold" officeooo:rsid="00130ade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70" style:family="text">
      <style:text-properties fo:font-variant="normal" fo:text-transform="none" fo:color="#ed1c24" style:font-name="Liberation Serif" fo:font-size="12pt" fo:letter-spacing="normal" fo:font-style="normal" style:text-underline-style="none" fo:font-weight="bold" officeooo:rsid="00130ade" fo:background-color="transparent" loext:char-shading-value="0" style:font-size-asian="12pt" style:font-size-complex="12pt" loext:padding="0cm" loext:border="none"/>
    </style:style>
    <style:style style:name="T71" style:family="text">
      <style:text-properties fo:font-variant="normal" fo:text-transform="none" fo:color="#ed1c24" style:font-name="Liberation Serif" fo:font-size="12pt" fo:letter-spacing="normal" fo:font-style="normal" style:text-underline-style="solid" style:text-underline-width="auto" style:text-underline-color="font-color" fo:font-weight="bold" officeooo:rsid="00266e71" fo:background-color="#edf2f7" loext:char-shading-value="0" style:font-size-asian="12pt" style:font-weight-asian="bold" style:font-size-complex="12pt" style:font-weight-complex="bold" loext:padding="0.049cm" loext:border="0.06pt solid #e2e8f0"/>
    </style:style>
    <style:style style:name="T72" style:family="text">
      <style:text-properties fo:font-variant="normal" fo:text-transform="none" fo:color="#ed1c24" style:font-name="Liberation Serif" fo:font-size="12pt" fo:letter-spacing="normal" style:text-underline-style="none" fo:font-weight="normal" officeooo:rsid="00130ade" fo:background-color="transparent" loext:char-shading-value="0" style:font-size-asian="12pt" style:font-size-complex="12pt" loext:padding="0cm" loext:border="none"/>
    </style:style>
    <style:style style:name="T73" style:family="text">
      <style:text-properties fo:font-variant="normal" fo:text-transform="none" fo:color="#ed1c24" style:font-name="Liberation Serif" fo:letter-spacing="normal" fo:font-style="normal" fo:font-weight="bold" officeooo:rsid="00130ade" fo:background-color="transparent" loext:char-shading-value="0" style:font-weight-asian="bold" style:font-weight-complex="bold" loext:padding="0cm" loext:border="none"/>
    </style:style>
    <style:style style:name="T74" style:family="text">
      <style:text-properties fo:font-variant="normal" fo:text-transform="none" fo:color="#ed1c24" style:font-name="Liberation Serif" fo:letter-spacing="normal" fo:font-style="normal" fo:font-weight="normal" officeooo:rsid="00130ade" fo:background-color="transparent" loext:char-shading-value="0" loext:padding="0cm" loext:border="none"/>
    </style:style>
    <style:style style:name="T75" style:family="text">
      <style:text-properties fo:font-variant="normal" fo:text-transform="none" fo:color="#ed1c24" style:font-name="Liberation Serif" fo:letter-spacing="normal" fo:font-style="normal" fo:font-weight="normal" officeooo:rsid="00266e71" fo:background-color="transparent" loext:char-shading-value="0" loext:padding="0cm" loext:border="none"/>
    </style:style>
    <style:style style:name="T76" style:family="text">
      <style:text-properties fo:font-variant="normal" fo:text-transform="none" fo:color="#ed1c24" style:font-name="Arial" fo:font-size="11.25pt" fo:letter-spacing="normal" fo:font-style="normal" officeooo:rsid="00130ade" fo:background-color="transparent" loext:char-shading-value="0" loext:padding="0cm" loext:border="none"/>
    </style:style>
    <style:style style:name="T77" style:family="text">
      <style:text-properties fo:font-variant="normal" fo:text-transform="none" fo:color="#212529" style:font-name="Consolas" fo:font-size="9pt" fo:letter-spacing="normal" fo:font-style="normal" fo:font-weight="normal"/>
    </style:style>
    <style:style style:name="T78" style:family="text">
      <style:text-properties fo:font-variant="normal" fo:text-transform="none" fo:color="#212529" style:font-name="Consolas" fo:font-size="9pt" fo:letter-spacing="normal" fo:font-style="normal" fo:font-weight="normal" officeooo:rsid="00274f0f"/>
    </style:style>
    <style:style style:name="T79" style:family="text">
      <style:text-properties fo:font-variant="normal" fo:text-transform="none" fo:color="#212529" style:font-name="Consolas" fo:font-size="9pt" fo:letter-spacing="normal" fo:font-style="normal" fo:font-weight="bold" officeooo:rsid="00274f0f" style:font-weight-asian="bold" style:font-weight-complex="bold"/>
    </style:style>
    <style:style style:name="T80" style:family="text">
      <style:text-properties officeooo:rsid="00169a0d"/>
    </style:style>
    <style:style style:name="T81" style:family="text">
      <style:text-properties fo:color="#005cc5"/>
    </style:style>
    <style:style style:name="T82" style:family="text">
      <style:text-properties officeooo:rsid="00194f35"/>
    </style:style>
    <style:style style:name="T83" style:family="text">
      <style:text-properties officeooo:rsid="00209aa4"/>
    </style:style>
    <style:style style:name="T84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85" style:family="text">
      <style:text-properties style:font-name="Liberation Serif" fo:font-size="12pt" style:text-underline-style="none" fo:font-weight="normal" officeooo:rsid="000e06d1" style:font-size-asian="12pt" style:font-weight-asian="normal" style:font-size-complex="12pt" style:font-weight-complex="normal"/>
    </style:style>
    <style:style style:name="T86" style:family="text">
      <style:text-properties style:font-name="Liberation Serif" fo:font-size="12pt" style:text-underline-style="none" fo:font-weight="normal" officeooo:rsid="00169a0d" style:font-size-asian="12pt" style:font-weight-asian="normal" style:font-size-complex="12pt" style:font-weight-complex="normal"/>
    </style:style>
    <style:style style:name="T87" style:family="text">
      <style:text-properties style:font-name="Liberation Serif" fo:font-size="12pt" style:text-underline-style="none" fo:font-weight="normal" officeooo:rsid="001755d3" style:font-size-asian="12pt" style:font-weight-asian="normal" style:font-size-complex="12pt" style:font-weight-complex="normal"/>
    </style:style>
    <style:style style:name="T88" style:family="text">
      <style:text-properties style:font-name="Liberation Serif" fo:font-size="12pt" style:text-underline-style="none" fo:font-weight="normal" officeooo:rsid="000d4e4f" style:font-size-asian="12pt" style:font-weight-asian="normal" style:font-size-complex="12pt" style:font-weight-complex="normal"/>
    </style:style>
    <style:style style:name="T89" style:family="text">
      <style:text-properties style:font-name="Liberation Serif" fo:font-size="12pt" style:text-underline-style="none" fo:font-weight="bold" officeooo:rsid="000ccf40" style:font-size-asian="12pt" style:font-weight-asian="bold" style:font-size-complex="12pt" style:font-weight-complex="bold"/>
    </style:style>
    <style:style style:name="T90" style:family="text">
      <style:text-properties style:font-name="Liberation Serif" fo:font-size="12pt" style:text-underline-style="none" fo:font-weight="bold" officeooo:rsid="001049aa" style:font-size-asian="12pt" style:font-weight-asian="bold" style:font-size-complex="12pt" style:font-weight-complex="bold"/>
    </style:style>
    <style:style style:name="T91" style:family="text">
      <style:text-properties style:font-name="Liberation Serif" fo:font-size="12pt" style:text-underline-style="none" fo:font-weight="bold" officeooo:rsid="000d4e4f" style:font-size-asian="12pt" style:font-weight-asian="bold" style:font-size-complex="12pt" style:font-weight-complex="bold"/>
    </style:style>
    <style:style style:name="T92" style:family="text">
      <style:text-properties style:font-name="Liberation Serif" fo:font-size="12pt" style:font-size-asian="12pt" style:font-size-complex="12pt"/>
    </style:style>
    <style:style style:name="T93" style:family="text">
      <style:text-properties style:font-name="Liberation Serif" fo:font-size="12pt" officeooo:rsid="00169a0d" style:font-size-asian="12pt" style:font-size-complex="12pt"/>
    </style:style>
    <style:style style:name="T94" style:family="text">
      <style:text-properties style:font-name="Liberation Serif" fo:font-size="12pt" style:text-underline-style="solid" style:text-underline-width="auto" style:text-underline-color="font-color" fo:font-weight="bold" officeooo:rsid="000ccf40" style:font-size-asian="12pt" style:font-weight-asian="bold" style:font-size-complex="12pt" style:font-weight-complex="bold"/>
    </style:style>
    <style:style style:name="T95" style:family="text">
      <style:text-properties officeooo:rsid="00274f0f"/>
    </style:style>
    <style:style style:name="T96" style:family="text">
      <style:text-properties fo:color="#21409a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color="#00a65d" style:font-name="Arial" fo:font-size="11.25pt"/>
    </style:style>
    <style:style style:name="T99" style:family="text">
      <style:text-properties fo:color="#00a65d" style:font-name="Arial" fo:font-size="11.25pt" officeooo:rsid="002ca049"/>
    </style:style>
    <style:style style:name="T100" style:family="text">
      <style:text-properties fo:color="#00a65d" style:font-name="Consolas1" fo:font-size="9.75pt" fo:background-color="#eff0f1" loext:char-shading-value="0" loext:padding="0cm" loext:border="none"/>
    </style:style>
    <style:style style:name="T101" style:family="text">
      <style:text-properties officeooo:rsid="002e02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30/05/2019</text:p>
      <text:p text:style-name="P28"/>
      <text:p text:style-name="P40">Installation Guidelines for GeoTrellis</text:p>
      <text:p text:style-name="P28"/>
      <text:p text:style-name="P33">What is GeoTrellis?</text:p>
      <text:p text:style-name="P33"/>
      <text:p text:style-name="P23">It is a geographic data processing engine for high performance applications.</text:p>
      <text:p text:style-name="P23"/>
      <text:p text:style-name="P37"><text:span text:style-name="T9">It</text:span><text:span text:style-name="T13"> provides data types for working with rasters in the Scala language, as well as fast reading and writing of these data types to disk.</text:span></text:p>
      <text:p text:style-name="P14"/>
      <text:p text:style-name="P14">It provides a number of operations to manipulate raster data, including cropping/warping, Map Algebra operations, and rendering operations, as well as vector to raster operations such as and vectorization of raster data.</text:p>
      <text:p text:style-name="P28"/>
      <text:p text:style-name="P30">Requirements<text:span text:style-name="T2"> : <text:s text:c="4"/>Java 8 or higher</text:span></text:p>
      <text:p text:style-name="P16"><text:tab/><text:tab/> <text:s text:c="6"/>Scala platform</text:p>
      <text:p text:style-name="P16"><text:tab/><text:tab/> <text:s text:c="6"/>Git and spark</text:p>
      <text:p text:style-name="P16"><text:tab/><text:tab/> <text:s text:c="6"/>Docker and docker-compose</text:p>
      <text:p text:style-name="P16"/>
      <text:p text:style-name="P6"><text:span text:style-name="T85">URLs : </text:span><text:a xlink:type="simple" xlink:href="https://docs.docker.com/install/linux/docker-ce/ubuntu/" text:style-name="Internet_20_link" text:visited-style-name="Visited_20_Internet_20_Link"><text:span text:style-name="T84">https://docs.docker.com/install/linux/docker-ce/ubuntu/</text:span></text:a></text:p>
      <text:p text:style-name="P6"><text:span text:style-name="T85"><text:tab/> </text:span><text:a xlink:type="simple" xlink:href="https://docs.docker.com/compose/install/" text:style-name="Internet_20_link" text:visited-style-name="Visited_20_Internet_20_Link"><text:span text:style-name="T92">https://docs.docker.com/compose/install/</text:span></text:a></text:p>
      <text:p text:style-name="P6"><text:span text:style-name="T92"><text:tab/> </text:span><text:a xlink:type="simple" xlink:href="https://alvinalexander.com/scala/sbt-how-to-compile-run-package-scala-project" text:style-name="Internet_20_link" text:visited-style-name="Visited_20_Internet_20_Link"><text:span text:style-name="T92">https://alvinalexander.com/scala/sbt-how-to-compile-run-package-scala-project</text:span></text:a></text:p>
      <text:p text:style-name="P6"><text:span text:style-name="T92"><text:tab/> </text:span><text:a xlink:type="simple" xlink:href="https://www.youtube.com/watch?v=qlT0T9NjKZ4" text:style-name="Internet_20_link" text:visited-style-name="Visited_20_Internet_20_Link"><text:span text:style-name="T92">https://www.youtube.com/watch?v=qlT0T9NjKZ4</text:span></text:a></text:p>
      <text:p text:style-name="P6"><text:span text:style-name="T92"><text:tab/> </text:span><text:a xlink:type="simple" xlink:href="https://www.baeldung.com/maven-java-home-jdk-jre" text:style-name="Internet_20_link" text:visited-style-name="Visited_20_Internet_20_Link"><text:span text:style-name="T92">https://www.baeldung.com/maven-java-home-jdk-jre</text:span></text:a></text:p>
      <text:p text:style-name="P6"><text:span text:style-name="T92"><text:tab/> </text:span><text:a xlink:type="simple" xlink:href="https://linuxize.com/post/how-to-install-apache-maven-on-ubuntu-18-04/" text:style-name="Internet_20_link" text:visited-style-name="Visited_20_Internet_20_Link"><text:span text:style-name="T92">https://linuxize.com/post/how-to-install-apache-maven-on-ubuntu-18-04/</text:span></text:a></text:p>
      <text:p text:style-name="P6"><text:span text:style-name="T92"><text:tab/> </text:span><text:a xlink:type="simple" xlink:href="https://stackoverflow.com/questions/40412313/firrtl-repository-download-failed" text:style-name="Internet_20_link" text:visited-style-name="Visited_20_Internet_20_Link"><text:span text:style-name="T92">https://stackoverflow.com/questions/40412313/firrtl-repository-download-failed</text:span></text:a></text:p>
      <text:p text:style-name="P6"><text:span text:style-name="T92"><text:s/><text:tab/> </text:span><text:a xlink:type="simple" xlink:href="https://www.scala-sbt.org/1.0/docs/Installing-sbt-on-Linux.html" text:style-name="Internet_20_link" text:visited-style-name="Visited_20_Internet_20_Link"><text:span text:style-name="T92">https://www.scala-sbt.org/1.0/docs/Installing-sbt-on-Linux.html</text:span></text:a></text:p>
      <text:p text:style-name="P28"/>
      <text:p text:style-name="P29">Step 1<text:span text:style-name="T1"> : </text:span><text:span text:style-name="T3">Install Java</text:span></text:p>
      <text:p text:style-name="P15"><text:tab/>sudo apt install default-jdk</text:p>
      <text:p text:style-name="P15"/>
      <text:p text:style-name="P15"><text:tab/><text:tab/><text:span text:style-name="T83">or</text:span></text:p>
      <text:p text:style-name="P15"/>
      <text:p text:style-name="P15"><text:tab/>sudo apt install default-jre <text:s text:c="11"/></text:p>
      <text:p text:style-name="P15"><text:tab/>sudo apt install openjdk-11-jre-headless</text:p>
      <text:p text:style-name="P15"><text:tab/>sudo apt install openjdk-8-jre-headless </text:p>
      <text:p text:style-name="P28"/>
      <text:p text:style-name="P4"><text:span text:style-name="T94">Step-2</text:span><text:span text:style-name="T89"> : </text:span><text:span text:style-name="Source_20_Text"><text:span text:style-name="T10">sudo </text:span></text:span><text:span text:style-name="Source_20_Text"><text:span text:style-name="T14">apt-get update</text:span></text:span></text:p>
      <text:p text:style-name="P4"><text:span text:style-name="Source_20_Text"><text:span text:style-name="T14"/></text:span></text:p>
      <text:p text:style-name="P7"><text:span text:style-name="Source_20_Text"><text:span text:style-name="T18">Step-3</text:span></text:span><text:span text:style-name="Source_20_Text"><text:span text:style-name="T15"> : </text:span></text:span><text:span text:style-name="Source_20_Text"><text:span text:style-name="T18">Install Scala</text:span></text:span></text:p>
      <text:p text:style-name="P67"><text:span text:style-name="Source_20_Text"><text:span text:style-name="T15"/></text:span></text:p>
      <text:p text:style-name="P67"><text:bookmark text:name="ce60"/><text:span text:style-name="Source_20_Text"><text:span text:style-name="T15"><text:tab/>sudo apt-get install scala</text:span></text:span></text:p>
      <text:p text:style-name="P43"><text:span text:style-name="T92"><text:line-break/></text:span><text:span text:style-name="Source_20_Text"><text:span text:style-name="T21">Step-</text:span></text:span><text:span text:style-name="Source_20_Text"><text:span text:style-name="T22">4</text:span></text:span><text:span text:style-name="Source_20_Text"><text:span text:style-name="T19"> : </text:span></text:span><text:span text:style-name="Source_20_Text"><text:span text:style-name="T11">sudo </text:span></text:span><text:span text:style-name="Source_20_Text"><text:span text:style-name="T15">apt-get update</text:span></text:span></text:p>
      <text:p text:style-name="P25"/>
      <text:p text:style-name="P25"/>
      <text:p text:style-name="P4"><text:span text:style-name="T89">Step -</text:span><text:span text:style-name="T90">5</text:span><text:span text:style-name="T89"> : </text:span><text:span text:style-name="Source_20_Text"><text:span text:style-name="T18">Install Docker</text:span></text:span></text:p>
      <text:p text:style-name="P4"><text:span text:style-name="Source_20_Text"><text:span text:style-name="T25"/></text:span></text:p>
      <text:p text:style-name="P2"><text:span text:style-name="Source_20_Text"><text:span text:style-name="T24"><text:s/></text:span></text:span><text:span text:style-name="Source_20_Text"><text:span text:style-name="T12">sudo </text:span></text:span><text:span text:style-name="Source_20_Text"><text:span text:style-name="T17">apt-get install </text:span></text:span><text:span text:style-name="Source_20_Text"><text:span text:style-name="T25">\</text:span></text:span></text:p>
      <text:p text:style-name="P2"><text:soft-page-break/><text:span text:style-name="Source_20_Text"><text:span text:style-name="T24"><text:s text:c="3"/></text:span></text:span><text:span text:style-name="Source_20_Text"><text:span text:style-name="T23">apt-transport-https </text:span></text:span><text:span text:style-name="Source_20_Text"><text:span text:style-name="T26">\</text:span></text:span></text:p>
      <text:p text:style-name="P1"><text:span text:style-name="Source_20_Text"><text:span text:style-name="T24"><text:s text:c="4"/></text:span></text:span><text:span text:style-name="Source_20_Text"><text:span text:style-name="T23">ca-certificates </text:span></text:span><text:span text:style-name="Source_20_Text"><text:span text:style-name="T26">\</text:span></text:span></text:p>
      <text:p text:style-name="P1"><text:span text:style-name="Source_20_Text"><text:span text:style-name="T24"><text:s text:c="4"/></text:span></text:span><text:span text:style-name="Source_20_Text"><text:span text:style-name="T23">curl </text:span></text:span><text:span text:style-name="Source_20_Text"><text:span text:style-name="T26">\</text:span></text:span></text:p>
      <text:p text:style-name="P1"><text:span text:style-name="Source_20_Text"><text:span text:style-name="T24"><text:s text:c="4"/></text:span></text:span><text:span text:style-name="Source_20_Text"><text:span text:style-name="T23">gnupg-agent </text:span></text:span><text:span text:style-name="Source_20_Text"><text:span text:style-name="T26">\</text:span></text:span></text:p>
      <text:p text:style-name="P1"><text:span text:style-name="Source_20_Text"><text:span text:style-name="T24"><text:s text:c="4"/></text:span></text:span><text:span text:style-name="Source_20_Text"><text:span text:style-name="T23">software-properties-common</text:span></text:span></text:p>
      <text:p text:style-name="P4"><text:span text:style-name="Source_20_Text"><text:span text:style-name="T17"/></text:span></text:p>
      <text:p text:style-name="P4"><text:span text:style-name="Source_20_Text"><text:span text:style-name="T20">Step–6 </text:span></text:span><text:span text:style-name="Source_20_Text"><text:span text:style-name="T16">:</text:span></text:span><text:span text:style-name="Source_20_Text"><text:span text:style-name="T14">curl </text:span></text:span><text:span text:style-name="Source_20_Text"><text:span text:style-name="T27">-fsSL</text:span></text:span><text:span text:style-name="Source_20_Text"><text:span text:style-name="T14"> https://download.docker.com/linux/debian/gpg | </text:span></text:span><text:span text:style-name="Source_20_Text"><text:span text:style-name="T10">sudo </text:span></text:span><text:span text:style-name="Source_20_Text"><text:span text:style-name="T14">apt-key add -</text:span></text:span></text:p>
      <text:p text:style-name="P4"><text:span text:style-name="Source_20_Text"><text:span text:style-name="T14"/></text:span></text:p>
      <text:p text:style-name="P8"><text:span text:style-name="Source_20_Text"><text:span text:style-name="T69">Note</text:span></text:span><text:span text:style-name="Source_20_Text"><text:span text:style-name="T67"> : </text:span></text:span><text:span text:style-name="Source_20_Text"><text:span text:style-name="Emphasis"><text:span text:style-name="T72">curl </text:span></text:span></text:span><text:span text:style-name="Source_20_Text"><text:span text:style-name="T67">is a command line tool to transfer data to or from a server, using any of the supported protocols (HTTP, FTP, IMAP, POP3, SCP, SFTP, SMTP, TFTP, TELNET, LDAP or FILE).</text:span></text:span></text:p>
      <text:p text:style-name="P8"><text:span text:style-name="Source_20_Text"><text:span text:style-name="T67"/></text:span></text:p>
      <text:p text:style-name="P8"><text:span text:style-name="Source_20_Text"><text:span text:style-name="T67">The apt-key add adds a trusted key to for the docker repository. The curl command is downloading this key and piping it to the apt-key add command which adds it as a trusted key. </text:span></text:span></text:p>
      <text:p text:style-name="P88"/>
      <text:p text:style-name="P88">In short, This command downloads the key as adds it as a trusted key.</text:p>
      <text:p text:style-name="P8"><text:span text:style-name="Source_20_Text"><text:span text:style-name="T28"/></text:span></text:p>
      <text:p text:style-name="P25"/>
      <text:p text:style-name="P34"><text:span text:style-name="T5">Step-</text:span><text:span text:style-name="T6">7</text:span><text:span text:style-name="T5"> : </text:span></text:p>
      <text:p text:style-name="P2"><text:span text:style-name="Source_20_Text"><text:span text:style-name="T63">sudo apt install docker.io</text:span></text:span></text:p>
      <text:p text:style-name="P5"><text:span text:style-name="T91">Step-</text:span><text:span text:style-name="T90">8</text:span><text:span text:style-name="T91"> : </text:span><text:span text:style-name="Source_20_Text"><text:span text:style-name="T10">sudo </text:span></text:span><text:span text:style-name="Source_20_Text"><text:span text:style-name="T14">apt-get install docker-ce docker-ce-cli containerd.io</text:span></text:span></text:p>
      <text:p text:style-name="P27"/>
      <text:p text:style-name="P31"><text:span text:style-name="T1">Step-</text:span><text:span text:style-name="T4">9</text:span><text:span text:style-name="T1"> : </text:span><text:span text:style-name="T4">Install Docker-compose</text:span></text:p>
      <text:p text:style-name="P24"/>
      <text:p text:style-name="P17">sudo curl -L "https://github.com/docker/compose/releases/download/1.24.0/docker-compose-$(uname -s)-$(uname -m)" -o /usr/local/bin/docker-compose</text:p>
      <text:p text:style-name="P17"/>
      <text:p text:style-name="P41"><text:span text:style-name="Source_20_Text"><text:span text:style-name="T68">Note : </text:span></text:span><text:span text:style-name="Source_20_Text"><text:span text:style-name="T73">uname</text:span></text:span><text:span text:style-name="Source_20_Text"><text:span text:style-name="T74"> - get</text:span></text:span><text:span text:style-name="Source_20_Text"><text:span text:style-name="T75">s</text:span></text:span><text:span text:style-name="Source_20_Text"><text:span text:style-name="T74"> name and information about current kernel</text:span></text:span></text:p>
      <text:p text:style-name="P41"><text:span text:style-name="Source_20_Text"><text:span text:style-name="T74"/></text:span></text:p>
      <text:p text:style-name="P63"><text:span text:style-name="Source_20_Text"><text:span text:style-name="T76">Docker uses the host operating system kernel, there is no custom or additional kernel inside the container. All containers running on the machine are sharing this "host" kernel.</text:span></text:span></text:p>
      <text:p text:style-name="Text_20_body"/>
      <text:p text:style-name="P32"><text:span text:style-name="T1">Step-</text:span><text:span text:style-name="T4">10</text:span><text:span text:style-name="T1"> </text:span><text:span text:style-name="T2">: sudo chmod +x /usr/local/bin/docker-compose</text:span></text:p>
      <text:p text:style-name="P18"/>
      <text:p text:style-name="P9"><text:span text:style-name="Source_20_Text"><text:span text:style-name="T68">Note : </text:span></text:span><text:span text:style-name="Source_20_Text"><text:span text:style-name="T70">chmod</text:span></text:span><text:span text:style-name="Source_20_Text"><text:span text:style-name="T67"> +</text:span></text:span><text:span text:style-name="Source_20_Text"><text:span text:style-name="T70">x</text:span></text:span><text:span text:style-name="Source_20_Text"><text:span text:style-name="T67"> on a file (your script) only means, that you'll make it executable.</text:span></text:span></text:p>
      <text:p text:style-name="P19"/>
      <text:p text:style-name="P5"><text:span text:style-name="Source_20_Text"><text:span text:style-name="T29"/></text:span></text:p>
      <text:p text:style-name="P26"/>
      <text:h text:style-name="P94" text:outline-level="1">Install Apache Maven on Ubuntu 18.04</text:h>
      <text:p text:style-name="P78"><text:bookmark text:name="ezoic-pub-ad-placeholder-141"/><text:bookmark text:name="ezoic-pub-ad-placeholder-151"/></text:p>
      <text:p text:style-name="P35"><text:span text:style-name="T7">1) </text:span><text:span text:style-name="T30">Start by updating the package index:</text:span></text:p>
      <text:p text:style-name="P20"/>
      <text:p text:style-name="P10"><text:soft-page-break/><text:span text:style-name="T86"><text:tab/></text:span><text:span text:style-name="Source_20_Text"><text:span text:style-name="T40">sudo apt update</text:span></text:span></text:p>
      <text:p text:style-name="P58"><text:line-break/><text:span text:style-name="T80">2) </text:span><text:span text:style-name="T31">Next, install Maven by typing the following command:</text:span></text:p>
      <text:p text:style-name="Text_20_body"><text:span text:style-name="T92"><text:tab/></text:span><text:span text:style-name="Source_20_Text"><text:span text:style-name="T40">sudo apt install maven</text:span></text:span></text:p>
      <text:p text:style-name="Text_20_body"><text:span text:style-name="T92"><text:line-break/></text:span><text:span text:style-name="T93">3) </text:span><text:span text:style-name="T41">Verify the installation by running the </text:span><text:span text:style-name="Source_20_Text"><text:span text:style-name="T42">mvn -version</text:span></text:span><text:span text:style-name="T41"> command:</text:span></text:p>
      <text:p text:style-name="Text_20_body"><text:span text:style-name="T92"><text:tab/></text:span><text:span text:style-name="Source_20_Text"><text:span text:style-name="T40">mvn -version</text:span></text:span></text:p>
      <text:p text:style-name="P58"><text:line-break/><text:tab/><text:span text:style-name="T31">The output should look something like this:</text:span></text:p>
      <text:p text:style-name="P79"/>
      <text:p text:style-name="Text_20_body"><text:span text:style-name="T92"><text:tab/></text:span><text:span text:style-name="Source_20_Text"><text:span text:style-name="T40">Apache Maven 3.5.2</text:span></text:span></text:p>
      <text:p text:style-name="P91"><text:span text:style-name="Source_20_Text"><text:span text:style-name="T40"><text:tab/>Maven home: /usr/share/maven</text:span></text:span></text:p>
      <text:p text:style-name="P91"><text:span text:style-name="Source_20_Text"><text:span text:style-name="T40"><text:tab/>Java version: 10.0.2, vendor: Oracle Corporation</text:span></text:span></text:p>
      <text:p text:style-name="P91"><text:span text:style-name="Source_20_Text"><text:span text:style-name="T40"><text:tab/>Java home: /usr/lib/jvm/java-11-openjdk-amd64</text:span></text:span></text:p>
      <text:p text:style-name="P91"><text:span text:style-name="Source_20_Text"><text:span text:style-name="T40"><text:tab/>Default locale: en_US, platform encoding: ISO-8859-1</text:span></text:span></text:p>
      <text:p text:style-name="P91"><text:span text:style-name="Source_20_Text"><text:span text:style-name="T40"><text:tab/>OS name: "linux", version: "4.15.0-36-generic", arch: "amd64", family: "unix"</text:span></text:span></text:p>
      <text:p text:style-name="P58"/>
      <text:h text:style-name="P93" text:outline-level="2"><text:bookmark text:name="install-the-latest-release-of-apache-maven"/><text:a xlink:type="simple" xlink:href="https://linuxize.com/post/how-to-install-apache-maven-on-ubuntu-18-04/#install-the-latest-release-of-apache-maven" text:style-name="Internet_20_link" text:visited-style-name="Visited_20_Internet_20_Link"><text:span text:style-name="T33">Install the Latest Release of Apache Maven</text:span></text:a></text:h>
      <text:p text:style-name="P18"/>
      <text:p text:style-name="P11"><text:span text:style-name="T87">1) </text:span><text:a xlink:type="simple" xlink:href="https://linuxize.com/post/how-to-install-apache-maven-on-ubuntu-18-04/#1-install-openjdk" text:style-name="Internet_20_link" text:visited-style-name="Visited_20_Internet_20_Link"><text:span text:style-name="T34">Install OpenJDK</text:span></text:a></text:p>
      <text:p text:style-name="P18"/>
      <text:p text:style-name="P36"><text:span text:style-name="T8"><text:tab/></text:span><text:span text:style-name="T30">Start by updating the package index:</text:span></text:p>
      <text:p text:style-name="P12"/>
      <text:p text:style-name="P5"><text:span text:style-name="T41"><text:tab/><text:tab/></text:span><text:span text:style-name="Source_20_Text"><text:span text:style-name="T40">sudo apt update</text:span></text:span></text:p>
      <text:p text:style-name="P58"><text:line-break/><text:span text:style-name="T31"><text:tab/>Install the OpenJDK package by typing:<text:tab/></text:span></text:p>
      <text:p text:style-name="Text_20_body"><text:span text:style-name="T41"><text:tab/><text:tab/></text:span><text:span text:style-name="Source_20_Text"><text:span text:style-name="T40">sudo apt install default-jdk</text:span></text:span></text:p>
      <text:p text:style-name="Text_20_body"><text:span text:style-name="Source_20_Text"><text:span text:style-name="T40"><text:tab/></text:span></text:span><text:span text:style-name="Source_20_Text"><text:span text:style-name="T71">Note : No need to run this command if java is already installed.</text:span></text:span></text:p>
      <text:p text:style-name="P58"><text:line-break/><text:span text:style-name="T31"><text:tab/>Verify the installation by running the following command:</text:span></text:p>
      <text:p text:style-name="Text_20_body"><text:span text:style-name="T41"><text:tab/><text:tab/></text:span><text:span text:style-name="Source_20_Text"><text:span text:style-name="T40">java -version</text:span></text:span></text:p>
      <text:p text:style-name="P58"><text:line-break/><text:span text:style-name="T31"><text:tab/>The output should look something like this:</text:span></text:p>
      <text:p text:style-name="P80"/>
      <text:p text:style-name="Text_20_body"><text:span text:style-name="T41"><text:tab/></text:span><text:span text:style-name="Source_20_Text"><text:span text:style-name="T40">openjdk version "10.0.2" 2018-07-17</text:span></text:span></text:p>
      <text:p text:style-name="P90"><text:span text:style-name="Source_20_Text"><text:span text:style-name="T40"><text:tab/>OpenJDK Runtime Environment (build 10.0.2+13-Ubuntu-1ubuntu0.18.04.2)</text:span></text:span></text:p>
      <text:p text:style-name="P90"><text:soft-page-break/><text:span text:style-name="Source_20_Text"><text:span text:style-name="T40"><text:tab/>OpenJDK 64-Bit Server VM (build 10.0.2+13-Ubuntu-1ubuntu0.18.04.2, mixed mode)</text:span></text:span></text:p>
      <text:p text:style-name="P48"/>
      <text:p text:style-name="P18"/>
      <text:p text:style-name="P11"><text:span text:style-name="T87">2) </text:span><text:bookmark text:name="2-download-apache-maven"/><text:a xlink:type="simple" xlink:href="https://linuxize.com/post/how-to-install-apache-maven-on-ubuntu-18-04/#2-download-apache-maven" text:style-name="Internet_20_link" text:visited-style-name="Visited_20_Internet_20_Link"><text:span text:style-name="T34">Download Apache Maven</text:span></text:a></text:p>
      <text:p text:style-name="P21"/>
      <text:p text:style-name="P44"><text:span text:style-name="T44">Start by downloading the Apache Maven in the </text:span><text:span text:style-name="Source_20_Text"><text:span text:style-name="T45">/tmp</text:span></text:span><text:span text:style-name="T44"> directory using the following </text:span><text:a xlink:type="simple" xlink:href="https://linuxize.com/post/wget-command-examples/" text:style-name="Internet_20_link" text:visited-style-name="Visited_20_Internet_20_Link"><text:span text:style-name="Source_20_Text"><text:span text:style-name="T39">wget</text:span></text:span></text:a><text:span text:style-name="T44">command:</text:span><text:bookmark text:name="ezoic-pub-ad-placeholder-143"/></text:p>
      <text:p text:style-name="P11"><text:span text:style-name="Source_20_Text"><text:span text:style-name="T40">wget https://www-us.apache.org/dist/maven/maven-3/3.6.0/binaries/apache-maven-3.6.0-bin.tar.gz -P /tmp</text:span></text:span></text:p>
      <text:p text:style-name="P59"><text:line-break/></text:p>
      <text:p text:style-name="P46"><text:span text:style-name="T50"> </text:span><text:a xlink:type="simple" xlink:href="https://linuxize.com/post/how-to-create-and-extract-archives-using-the-tar-command-in-linux/" text:style-name="Internet_20_link" text:visited-style-name="Visited_20_Internet_20_Link"><text:span text:style-name="T36">extract the archive</text:span></text:a><text:span text:style-name="T41"> in the </text:span><text:span text:style-name="Source_20_Text"><text:span text:style-name="T43">/opt</text:span></text:span><text:span text:style-name="T41"> directory:</text:span></text:p>
      <text:p text:style-name="P82"><text:span text:style-name="Source_20_Text"><text:span text:style-name="T40">sudo tar xf /tmp/apache-maven-*.tar.gz -C /opt</text:span></text:span></text:p>
      <text:p text:style-name="P58"><text:line-break/></text:p>
      <text:p text:style-name="P3"><text:span text:style-name="T44">To have more control over Maven versions and updates, we will create a symbolic link </text:span><text:span text:style-name="Source_20_Text"><text:span text:style-name="T45">maven</text:span></text:span><text:span text:style-name="T50"> </text:span><text:span text:style-name="T44">which will point to the Maven installation directory:</text:span></text:p>
      <text:p text:style-name="P13"><text:tab/></text:p>
      <text:p text:style-name="P68"><text:span text:style-name="Source_20_Text"><text:span text:style-name="T46">sudo ln -s /opt/apache-maven-3.6.0 /opt/maven</text:span></text:span></text:p>
      <text:p text:style-name="P58"><text:line-break/></text:p>
      <text:h text:style-name="Heading_20_3" text:outline-level="3"><text:bookmark text:name="3-setup-environment-variables"/><text:a xlink:type="simple" xlink:href="https://linuxize.com/post/how-to-install-apache-maven-on-ubuntu-18-04/#3-setup-environment-variables" text:style-name="Internet_20_link" text:visited-style-name="Visited_20_Internet_20_Link"><text:span text:style-name="T35">3. Setup environment variables</text:span></text:a></text:h>
      <text:p text:style-name="P49"/>
      <text:p text:style-name="Text_20_body"><text:span text:style-name="T47">O</text:span><text:span text:style-name="T48">pen your </text:span><text:a xlink:type="simple" xlink:href="https://linuxize.com/post/how-to-install-sublime-text-3-on-ubuntu-18-04/" text:style-name="Internet_20_link" text:visited-style-name="Visited_20_Internet_20_Link"><text:span text:style-name="T37">text edito</text:span></text:a><text:span text:style-name="T38">r </text:span><text:span text:style-name="T48">and create a new file named </text:span><text:span text:style-name="Source_20_Text"><text:span text:style-name="T49">mavenenv.sh </text:span></text:span><text:span text:style-name="T48">inside of the </text:span><text:span text:style-name="Source_20_Text"><text:span text:style-name="T49">/etc/profile.d/</text:span></text:span><text:span text:style-name="T48"> directory.</text:span></text:p>
      <text:p text:style-name="P18"/>
      <text:p text:style-name="P5"><text:span text:style-name="T88"><text:tab/></text:span><text:span text:style-name="Source_20_Text"><text:span text:style-name="T40">sudo nano /etc/profile.d/maven.sh</text:span></text:span></text:p>
      <text:p text:style-name="P58"><text:line-break/></text:p>
      <text:p text:style-name="P83">Paste the following configuration:</text:p>
      <text:p text:style-name="Text_20_body"><text:span text:style-name="T92"><text:line-break/><text:tab/></text:span><text:span text:style-name="Source_20_Text"><text:span text:style-name="T51">export</text:span></text:span><text:span text:style-name="Source_20_Text"><text:span text:style-name="T40"> </text:span></text:span><text:span text:style-name="Source_20_Text"><text:span text:style-name="T52">JAVA_HOME</text:span></text:span><text:span text:style-name="Source_20_Text"><text:span text:style-name="T53">=</text:span></text:span><text:span text:style-name="Source_20_Text"><text:span text:style-name="T40">/usr/lib/jvm/default-java</text:span></text:span></text:p>
      <text:p text:style-name="P90"><text:span text:style-name="Source_20_Text"><text:span text:style-name="T51"><text:tab/>export</text:span></text:span><text:span text:style-name="Source_20_Text"><text:span text:style-name="T40"> </text:span></text:span><text:span text:style-name="Source_20_Text"><text:span text:style-name="T52">M2_HOME</text:span></text:span><text:span text:style-name="Source_20_Text"><text:span text:style-name="T53">=</text:span></text:span><text:span text:style-name="Source_20_Text"><text:span text:style-name="T40">/opt/maven</text:span></text:span></text:p>
      <text:p text:style-name="P90"><text:span text:style-name="Source_20_Text"><text:span text:style-name="T51"><text:tab/>export</text:span></text:span><text:span text:style-name="Source_20_Text"><text:span text:style-name="T40"> </text:span></text:span><text:span text:style-name="Source_20_Text"><text:span text:style-name="T52">MAVEN_HOME</text:span></text:span><text:span text:style-name="Source_20_Text"><text:span text:style-name="T53">=</text:span></text:span><text:span text:style-name="Source_20_Text"><text:span text:style-name="T40">/opt/maven</text:span></text:span></text:p>
      <text:p text:style-name="P90"><text:span text:style-name="Source_20_Text"><text:span text:style-name="T51"><text:tab/>export</text:span></text:span><text:span text:style-name="Source_20_Text"><text:span text:style-name="T40"> </text:span></text:span><text:span text:style-name="Source_20_Text"><text:span text:style-name="T52">PATH</text:span></text:span><text:span text:style-name="Source_20_Text"><text:span text:style-name="T53">=</text:span></text:span><text:span text:style-name="Source_20_Text"><text:span text:style-name="T54">${</text:span></text:span><text:span text:style-name="Source_20_Text"><text:span text:style-name="T52">M2_HOME</text:span></text:span><text:span text:style-name="Source_20_Text"><text:span text:style-name="T54">}</text:span></text:span><text:span text:style-name="Source_20_Text"><text:span text:style-name="T40">/bin:</text:span></text:span><text:span text:style-name="Source_20_Text"><text:span text:style-name="T54">${</text:span></text:span><text:span text:style-name="Source_20_Text"><text:span text:style-name="T52">PATH</text:span></text:span><text:span text:style-name="Source_20_Text"><text:span text:style-name="T54">}</text:span></text:span></text:p>
      <text:p text:style-name="P58"/>
      <text:p text:style-name="P18"/>
      <text:p text:style-name="P50">Save and close the file. This script will be sourced at shell startup.<text:bookmark text:name="ezoic-pub-ad-placeholder-145"/></text:p>
      <text:p text:style-name="P83"><text:soft-page-break/>Make the script executable by typing:</text:p>
      <text:p text:style-name="P18"/>
      <text:p text:style-name="P5"><text:span text:style-name="T88"><text:tab/></text:span><text:span text:style-name="Source_20_Text"><text:span text:style-name="T40">sudo chmod +x /etc/profile.d/maven.sh</text:span></text:span></text:p>
      <text:p text:style-name="P58"><text:line-break/></text:p>
      <text:p text:style-name="P83">Finally load the environment variables using the following command:</text:p>
      <text:p text:style-name="P58"/>
      <text:p text:style-name="Text_20_body"><text:span text:style-name="T92"><text:tab/></text:span><text:span text:style-name="Source_20_Text"><text:span text:style-name="T40">source /etc/profile.d/maven.sh</text:span></text:span></text:p>
      <text:p text:style-name="P58"><text:line-break/></text:p>
      <text:h text:style-name="Heading_20_3" text:outline-level="3"><text:bookmark text:name="4-verify-the-installation"/><text:a xlink:type="simple" xlink:href="https://linuxize.com/post/how-to-install-apache-maven-on-ubuntu-18-04/#4-verify-the-installation" text:style-name="Internet_20_link" text:visited-style-name="Visited_20_Internet_20_Link"><text:span text:style-name="T34">4. Verify the installation</text:span></text:a></text:h>
      <text:p text:style-name="P58"/>
      <text:p text:style-name="P73"><text:span text:style-name="T41">To validate that Maven is installed properly use the </text:span><text:span text:style-name="Source_20_Text"><text:span text:style-name="T43">mvn -version</text:span></text:span><text:span text:style-name="T50"> </text:span><text:span text:style-name="T41">command which will print the Maven version:</text:span></text:p>
      <text:p text:style-name="P73"><text:span text:style-name="T41"><text:tab/></text:span><text:span text:style-name="Source_20_Text"><text:span text:style-name="T40">mvn -version</text:span></text:span></text:p>
      <text:p text:style-name="P58"><text:line-break/><text:span text:style-name="T31">You should see something like the following:</text:span><text:bookmark text:name="ezoic-pub-ad-placeholder-146"/></text:p>
      <text:p text:style-name="P80"/>
      <text:p text:style-name="Text_20_body"><text:span text:style-name="T41"><text:tab/></text:span><text:span text:style-name="Source_20_Text"><text:span text:style-name="T40">Apache Maven 3.6.0 <text:tab/>(97c98ec64a1fdfee7767ce5ffb20918da4f719f3; 2018-10-<text:tab/>24T18:41:47Z)</text:span></text:span></text:p>
      <text:p text:style-name="P90"><text:span text:style-name="Source_20_Text"><text:span text:style-name="T40"><text:tab/>Maven home: /opt/maven</text:span></text:span></text:p>
      <text:p text:style-name="P90"><text:span text:style-name="Source_20_Text"><text:span text:style-name="T40"><text:tab/>Java version: 10.0.2, vendor: Oracle Corporation, runtime: /usr/lib/jvm/java-11-openjdk-<text:tab/>amd64</text:span></text:span></text:p>
      <text:p text:style-name="P90"><text:span text:style-name="Source_20_Text"><text:span text:style-name="T40"><text:tab/>Default locale: en_US, platform encoding: ISO-8859-1</text:span></text:span></text:p>
      <text:p text:style-name="P90"><text:span text:style-name="Source_20_Text"><text:span text:style-name="T40"><text:tab/>OS name: "linux", version: "4.15.0-36-generic", arch: "amd64", family: "unix"</text:span></text:span></text:p>
      <text:p text:style-name="P51">That’s it. The latest version of Maven is now installed on your Ubuntu system.</text:p>
      <text:p text:style-name="P47"><text:span text:style-name="T92"><text:line-break/></text:span><text:a xlink:type="simple" xlink:href="https://www.youtube.com/watch?v=qlT0T9NjKZ4" text:style-name="Internet_20_link" text:visited-style-name="Visited_20_Internet_20_Link"><text:span text:style-name="T41">https://www.youtube.com/watch?v=qlT0T9NjKZ4</text:span></text:a></text:p>
      <text:p text:style-name="P60"><text:span text:style-name="T32">(Refer to v</text:span><text:span text:style-name="T31">ideo if mvn -version doesn’t give correct output.</text:span><text:span text:style-name="T32">)</text:span></text:p>
      <text:p text:style-name="P18"/>
      <text:p text:style-name="P42">Install sbt</text:p>
      <text:p text:style-name="P42"/>
      <text:p text:style-name="P42"><text:span text:style-name="T96">URL :</text:span> <text:a xlink:type="simple" xlink:href="https://www.scala-sbt.org/1.0/docs/Installing-sbt-on-Linux.html" text:style-name="Internet_20_link" text:visited-style-name="Visited_20_Internet_20_Link">https://www.scala-sbt.org/1.0/docs/Installing-sbt-on-Linux.html</text:a></text:p>
      <text:p text:style-name="P22"/>
      <text:p text:style-name="P72"><text:span text:style-name="Source_20_Text"><text:span text:style-name="T79">Step-1</text:span></text:span><text:span text:style-name="Source_20_Text"><text:span text:style-name="T78"> : </text:span></text:span><text:span text:style-name="Source_20_Text"><text:span text:style-name="T77">echo "deb https://dl.bintray.com/sbt/debian /" | sudo tee -a /etc/apt/sources.list.d/sbt.list</text:span></text:span></text:p>
      <text:p text:style-name="P65"><text:soft-page-break/><text:line-break/><text:span text:style-name="Source_20_Text"><text:span text:style-name="T79">Step-2</text:span></text:span><text:span text:style-name="Source_20_Text"><text:span text:style-name="T78"> : </text:span></text:span><text:span text:style-name="Source_20_Text"><text:span text:style-name="T77">sudo apt-key adv --keyserver hkp://keyserver.ubuntu.com:80 --recv 2EE0EA64E40A89B84B2DF73499E82A75642AC823</text:span></text:span></text:p>
      <text:p text:style-name="P65"><text:line-break/><text:span text:style-name="Source_20_Text"><text:span text:style-name="T79">Step-3</text:span></text:span><text:span text:style-name="Source_20_Text"><text:span text:style-name="T78"> : </text:span></text:span><text:span text:style-name="Source_20_Text"><text:span text:style-name="T77">sudo apt-get update</text:span></text:span></text:p>
      <text:p text:style-name="P65"><text:line-break/><text:span text:style-name="Source_20_Text"><text:span text:style-name="T79">Step-4</text:span></text:span><text:span text:style-name="Source_20_Text"><text:span text:style-name="T78"> : </text:span></text:span><text:span text:style-name="Source_20_Text"><text:span text:style-name="T77">sudo apt-get install sbt</text:span></text:span></text:p>
      <text:p text:style-name="Text_20_body"><text:line-break/></text:p>
      <text:p text:style-name="P22"/>
      <text:p text:style-name="P18"/>
      <text:p text:style-name="P39">Geotrellis-sbt-template</text:p>
      <text:p text:style-name="P26"/>
      <text:p text:style-name="P69"><text:span text:style-name="T92">git clone </text:span><text:a xlink:type="simple" xlink:href="https://github.com/geotrellis/geotrellis-sbt-template.git" text:style-name="Internet_20_link" text:visited-style-name="Visited_20_Internet_20_Link"><text:span text:style-name="T92">https://github.com/geotrellis/geotrellis-sbt-template.git</text:span></text:a></text:p>
      <text:p text:style-name="P70"/>
      <text:p text:style-name="P70">cd geotrellis-sbt-template</text:p>
      <text:p text:style-name="P58"><text:line-break/><text:span text:style-name="T80">sudo sbt compile</text:span></text:p>
      <text:p text:style-name="P61">sudo sbt run</text:p>
      <text:p text:style-name="P61"/>
      <text:p text:style-name="P61"/>
      <text:p text:style-name="P64">Geotrellis-landsat-tutorial</text:p>
      <text:p text:style-name="P62"/>
      <text:p text:style-name="P45"><text:span text:style-name="T92">git clone </text:span><text:a xlink:type="simple" xlink:href="https://github.com/geotrellis/geotrellis-landsat-tutorial.git" text:style-name="Internet_20_link" text:visited-style-name="Visited_20_Internet_20_Link"><text:span text:style-name="T92">https://github.com/geotrellis/geotrellis-landsat-tutorial.git</text:span></text:a></text:p>
      <text:p text:style-name="P62"/>
      <text:h text:style-name="P95" text:outline-level="3">Download a Landsat image bands</text:h>
      <text:p text:style-name="P74"><text:span text:style-name="T56">Run the </text:span><text:span text:style-name="Source_20_Text"><text:span text:style-name="T56">data/landsat/download-data.sh</text:span></text:span><text:span text:style-name="T56"> script to download the landsat image we will be working with:</text:span></text:p>
      <text:p text:style-name="P76"/>
      <text:p text:style-name="P84"><text:span text:style-name="T81">cd</text:span> data/landsat</text:p>
      <text:p text:style-name="P84"/>
      <text:p text:style-name="P92"><text:span text:style-name="T82">sudo bash </text:span>./download-data.s<text:span text:style-name="T82">h</text:span></text:p>
      <text:p text:style-name="P62"/>
      <text:h text:style-name="P95" text:outline-level="3">Creating a 3 band geotiff from the red, green and NIR bands masked with the QA band</text:h>
      <text:p text:style-name="P74"><text:span text:style-name="T56">The code in </text:span><text:span text:style-name="Source_20_Text"><text:span text:style-name="T56">src/main/scala/tutorial/MaskBandsRandGandNIR.scala</text:span></text:span><text:span text:style-name="T56"> will do this.</text:span></text:p>
      <text:p text:style-name="P76"/>
      <text:p text:style-name="P84"><text:tab/> <text:span text:style-name="T82">sudo </text:span>sbt run</text:p>
      <text:p text:style-name="P84"/>
      <text:p text:style-name="P74"><text:span text:style-name="T56">Select the </text:span><text:span text:style-name="Source_20_Text"><text:span text:style-name="T56">tutorial.MaskBandsRandGandNIR</text:span></text:span><text:span text:style-name="T56"> to run.</text:span></text:p>
      <text:p text:style-name="P74"><text:soft-page-break/><text:span text:style-name="T56">This will produce </text:span><text:span text:style-name="Source_20_Text"><text:span text:style-name="T56">data/r-g-nir.tif</text:span></text:span></text:p>
      <text:h text:style-name="P95" text:outline-level="3">Create a PNG of an NDVI of of our image.</text:h>
      <text:p text:style-name="P74"><text:span text:style-name="T56">The code in </text:span><text:span text:style-name="Source_20_Text"><text:span text:style-name="T56">src/main/scala/tutorial/CreateNDVIPng.scala</text:span></text:span><text:span text:style-name="T56"> will do this.</text:span></text:p>
      <text:p text:style-name="P76"/>
      <text:p text:style-name="P84"><text:tab/><text:span text:style-name="T82">sudo </text:span>sbt run</text:p>
      <text:p text:style-name="P76"/>
      <text:p text:style-name="P74"><text:span text:style-name="T56">Select the </text:span><text:span text:style-name="Source_20_Text"><text:span text:style-name="T56">tutorial.CreateNDVIPng</text:span></text:span><text:span text:style-name="T56"> to run.</text:span></text:p>
      <text:p text:style-name="P74"><text:span text:style-name="T56">This will produce </text:span><text:span text:style-name="Source_20_Text"><text:span text:style-name="T56">data/ndvi.png</text:span></text:span></text:p>
      <text:h text:style-name="P89" text:outline-level="3"><text:bookmark text:name="user-content-create-a-png-of-an-ndwi-of-of-our-image"/>Create a PNG of an NDWI of of our image.</text:h>
      <text:p text:style-name="P74"><text:span text:style-name="T56">The code in </text:span><text:span text:style-name="Source_20_Text"><text:span text:style-name="T56">src/main/scala/tutorial/CreateNDWIPng.scala</text:span></text:span><text:span text:style-name="T56"> will do this.</text:span></text:p>
      <text:p text:style-name="P84"/>
      <text:p text:style-name="P85"><text:span text:style-name="T58"><text:tab/></text:span><text:span text:style-name="T59">sudo </text:span><text:span text:style-name="T58">sbt run</text:span></text:p>
      <text:p text:style-name="P76"/>
      <text:p text:style-name="P74"><text:span text:style-name="T56">Select the </text:span><text:span text:style-name="Source_20_Text"><text:span text:style-name="T56">tutorial.CreateNDWIPng</text:span></text:span><text:span text:style-name="T56"> to run.</text:span></text:p>
      <text:p text:style-name="P74"><text:span text:style-name="T56">This will produce </text:span><text:span text:style-name="Source_20_Text"><text:span text:style-name="T56">data/ndwi.png</text:span></text:span></text:p>
      <text:h text:style-name="P89" text:outline-level="3"><text:bookmark text:name="user-content-ingest-the-multiband-geotiff-into-a-geotrellis-catalog"/>Ingest the multiband geotiff into a GeoTrellis catalog.</text:h>
      <text:p text:style-name="P86"><text:span text:style-name="T61">This step will ingest the multiband image we made a previous step into a indexed tile set that GeoTrellis can quickly read data out of. We'll ingest it as WebMercator tiles, where the tiles are cut according to the </text:span><text:a xlink:type="simple" xlink:href="http://wiki.openstreetmap.org/wiki/Slippy_Map" text:style-name="Internet_20_link" text:visited-style-name="Visited_20_Internet_20_Link"><text:span text:style-name="T60">Slippy Map</text:span></text:a><text:span text:style-name="T61"> tile coordinate representation, at multiple zoom levels.</text:span></text:p>
      <text:p text:style-name="P74"><text:span text:style-name="T56">The code is in the </text:span><text:span text:style-name="Source_20_Text"><text:span text:style-name="T56">src/main/scala/tutorial/IngestImage.scala</text:span></text:span><text:span text:style-name="T56"> file.</text:span></text:p>
      <text:p text:style-name="P76"/>
      <text:p text:style-name="P84"><text:tab/><text:span text:style-name="T82">sudo </text:span>sbt run</text:p>
      <text:p text:style-name="P76"/>
      <text:p text:style-name="P74"><text:span text:style-name="T56">Select the </text:span><text:span text:style-name="Source_20_Text"><text:span text:style-name="T56">tutorial.IngestImage</text:span></text:span><text:span text:style-name="T56"> to run.</text:span></text:p>
      <text:p text:style-name="P74"><text:span text:style-name="T56">Tiles will be generated in the </text:span><text:span text:style-name="Source_20_Text"><text:span text:style-name="T56">data/catalog</text:span></text:span><text:span text:style-name="T56"> directory.</text:span></text:p>
      <text:h text:style-name="P89" text:outline-level="3"><text:bookmark text:name="user-content-serve-out-dynamically-created-ndvindwi-images-using-spray"/>Serve out dynamically created NDVI/NDWI images using Spray</text:h>
      <text:p text:style-name="P87">This step will start a server that will serve out NDVI/NDWI images onto a web map, allowing users to toggle between layers.</text:p>
      <text:p text:style-name="P74"><text:span text:style-name="T56">The code is located in the </text:span><text:span text:style-name="Source_20_Text"><text:span text:style-name="T56">src/main/scala/tutorial/Serve.scala</text:span></text:span><text:span text:style-name="T56"> file.</text:span></text:p>
      <text:p text:style-name="P76"/>
      <text:p text:style-name="P84"><text:tab/><text:span text:style-name="T101">sudo </text:span>sbt run</text:p>
      <text:p text:style-name="P76"/>
      <text:p text:style-name="P74"><text:span text:style-name="T56">Select the </text:span><text:span text:style-name="Source_20_Text"><text:span text:style-name="T56">tutorial.Serve</text:span></text:span><text:span text:style-name="T56"> to run.</text:span></text:p>
      <text:p text:style-name="P74"><text:span text:style-name="T56">You can now open </text:span><text:span text:style-name="Source_20_Text"><text:span text:style-name="T56">static/index.html</text:span></text:span><text:span text:style-name="T56"> and see our NDVI/NDWI tiles on a web map.</text:span></text:p>
      <text:p text:style-name="P81"><text:span text:style-name="T65">Note : </text:span><text:bookmark text:name="8c12"/><text:span text:style-name="T64">NDVI &amp; NDWI — differences and applications</text:span></text:p>
      <text:p text:style-name="P77"/>
      <text:p text:style-name="P75"><text:soft-page-break/><text:span text:style-name="T57"><text:tab/> </text:span><text:a xlink:type="simple" xlink:href="https://medium.com/@openweathermap/ndvi-ndwi-differences-and-applications-b5043c483b6a" text:style-name="Internet_20_link" text:visited-style-name="Visited_20_Internet_20_Link"><text:span text:style-name="T62">https://medium.com/@openweathermap/ndvi-ndwi-differences-and-applications-b5043c483b6a</text:span></text:a></text:p>
      <text:p text:style-name="P52"/>
      <text:p text:style-name="P52"/>
      <text:p text:style-name="P52"/>
      <text:p text:style-name="P57"><text:span text:style-name="T64">Geotrellis-</text:span><text:span text:style-name="T66">collections-api-research</text:span></text:p>
      <text:p text:style-name="P66"><text:span text:style-name="T64">git clone </text:span><text:a xlink:type="simple" xlink:href="https://github.com/azavea/geotrellis-collections-api-research.git" text:style-name="Internet_20_link" text:visited-style-name="Visited_20_Internet_20_Link"><text:span text:style-name="T64">https://github.com/azavea/geotrellis-collections-api-research.git</text:span></text:a></text:p>
      <text:p text:style-name="P53">cd geotrellis-collections-api-research</text:p>
      <text:p text:style-name="P55">Two important points to note:</text:p>
      <text:p text:style-name="P53"><text:span text:style-name="T99">1) A</text:span><text:span text:style-name="T98">dd </text:span><text:span text:style-name="Source_20_Text"><text:span text:style-name="T100">export TERM=xterm-color </text:span></text:span><text:span text:style-name="T98">to the top of <text:s/></text:span><text:span text:style-name="Source_20_Text"><text:span text:style-name="T100">/usr/share/sbt/bin/sbt </text:span></text:span><text:span text:style-name="T98">because </text:span><text:span text:style-name="Source_20_Text"><text:span text:style-name="T100">$HOME/.sbtconfig </text:span></text:span><text:span text:style-name="T98">is deprecated.</text:span></text:p>
      <text:p text:style-name="P56">2) Go to geotrellis-collections-api-research/ingest/project</text:p>
      <text:p text:style-name="P56">Open build.properties file.</text:p>
      <text:p text:style-name="P56">Change sbt version to <text:span text:style-name="T97">sbt.version=0.13.17</text:span> .</text:p>
      <text:p text:style-name="P54">Now : </text:p>
      <text:p text:style-name="P71"><text:tab/>sudo make</text:p>
      <text:p text:style-name="Text_20_body"><text:span text:style-name="T95"><text:tab/>sudo </text:span><text:span text:style-name="Source_20_Text"><text:span text:style-name="T55">make server</text:span>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'Liberation Mono', Courier, monospace"/>
    <style:font-face style:name="Consolas1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1:42:05.625093249</meta:creation-date>
    <dc:date>2019-06-17T11:52:12.172231844</dc:date>
    <meta:editing-duration>P2DT10H12M15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8" meta:paragraph-count="173" meta:word-count="1077" meta:character-count="8499" meta:non-whitespace-character-count="7425"/>
  </office:meta>
</office:document-meta>
</file>